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1" svg:font-family="'Arial Narrow', sans-serif"/>
    <style:font-face style:name="Lohit Hindi1" svg:font-family="'Lohit Hindi'"/>
    <style:font-face style:name="SimSun" svg:font-family="SimSun, 宋体" style:font-pitch="variable"/>
    <style:font-face style:name="Bookman Old Style" svg:font-family="'Bookman Old Styl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quare721 Ex BT" svg:font-family="'Square721 Ex BT',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7.1674in" fo:margin-left="-0.0639in" table:align="left" style:writing-mode="lr-tb"/>
    </style:style>
    <style:style style:name="Table1.A" style:family="table-column">
      <style:table-column-properties style:column-width="7.1674in"/>
    </style:style>
    <style:style style:name="Table1.1" style:family="table-row">
      <style:table-row-properties fo:keep-together="auto"/>
    </style:style>
    <style:style style:name="Table1.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2" style:family="table">
      <style:table-properties style:width="7.1465in" fo:margin-left="-0.0535in" table:align="left" style:writing-mode="lr-tb"/>
    </style:style>
    <style:style style:name="Table2.A" style:family="table-column">
      <style:table-column-properties style:column-width="5.5611in"/>
    </style:style>
    <style:style style:name="Table2.B" style:family="table-column">
      <style:table-column-properties style:column-width="1.5854in"/>
    </style:style>
    <style:style style:name="Table2.1" style:family="table-row">
      <style:table-row-properties fo:keep-together="auto"/>
    </style:style>
    <style:style style:name="Table2.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2.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 style:family="table">
      <style:table-properties style:width="7.1465in" fo:margin-left="-0.0535in" table:align="left" style:writing-mode="lr-tb"/>
    </style:style>
    <style:style style:name="Table3.A" style:family="table-column">
      <style:table-column-properties style:column-width="7.1465in"/>
    </style:style>
    <style:style style:name="Table3.1" style:family="table-row">
      <style:table-row-properties style:min-row-height="0.6674in" fo:keep-together="auto"/>
    </style:style>
    <style:style style:name="Table3.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2" style:family="table-row">
      <style:table-row-properties style:min-row-height="0.6306in" fo:keep-together="auto"/>
    </style:style>
    <style:style style:name="Table4" style:family="table">
      <style:table-properties style:width="7.1674in" fo:margin-left="-0.0639in" table:align="left" style:writing-mode="lr-tb"/>
    </style:style>
    <style:style style:name="Table4.A" style:family="table-column">
      <style:table-column-properties style:column-width="3.3222in"/>
    </style:style>
    <style:style style:name="Table4.B" style:family="table-column">
      <style:table-column-properties style:column-width="3.8451in"/>
    </style:style>
    <style:style style:name="Table4.1" style:family="table-row">
      <style:table-row-properties fo:keep-together="auto"/>
    </style:style>
    <style:style style:name="Table4.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4.2" style:family="table-row">
      <style:table-row-properties style:min-row-height="0.8722in" fo:keep-together="always"/>
    </style:style>
    <style:style style:name="Table4.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4.3" style:family="table-row">
      <style:table-row-properties style:min-row-height="0.2979in" fo:keep-together="always"/>
    </style:style>
    <style:style style:name="Table4.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4.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5" style:family="table">
      <style:table-properties style:width="7.1465in" fo:margin-left="-0.0535in" table:align="left" style:writing-mode="lr-tb"/>
    </style:style>
    <style:style style:name="Table5.A" style:family="table-column">
      <style:table-column-properties style:column-width="2.3396in"/>
    </style:style>
    <style:style style:name="Table5.B" style:family="table-column">
      <style:table-column-properties style:column-width="1.5722in"/>
    </style:style>
    <style:style style:name="Table5.C" style:family="table-column">
      <style:table-column-properties style:column-width="1.3875in"/>
    </style:style>
    <style:style style:name="Table5.D" style:family="table-column">
      <style:table-column-properties style:column-width="1.8472in"/>
    </style:style>
    <style:style style:name="Table5.1" style:family="table-row">
      <style:table-row-properties style:min-row-height="0.3451in" fo:keep-together="auto"/>
    </style:style>
    <style:style style:name="Table5.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5.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5.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6" style:family="table">
      <style:table-properties style:width="7.1674in" fo:margin-left="-0.0639in" table:align="left" style:writing-mode="lr-tb"/>
    </style:style>
    <style:style style:name="Table6.A" style:family="table-column">
      <style:table-column-properties style:column-width="7.1674in"/>
    </style:style>
    <style:style style:name="Table6.1" style:family="table-row">
      <style:table-row-properties fo:keep-together="auto"/>
    </style:style>
    <style:style style:name="Table6.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7" style:family="table">
      <style:table-properties style:width="7.1465in" fo:margin-left="-0.0535in" table:align="left" style:writing-mode="lr-tb"/>
    </style:style>
    <style:style style:name="Table7.A" style:family="table-column">
      <style:table-column-properties style:column-width="5.5611in"/>
    </style:style>
    <style:style style:name="Table7.B" style:family="table-column">
      <style:table-column-properties style:column-width="1.5854in"/>
    </style:style>
    <style:style style:name="Table7.1" style:family="table-row">
      <style:table-row-properties fo:keep-together="auto"/>
    </style:style>
    <style:style style:name="Table7.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7.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8" style:family="table">
      <style:table-properties style:width="7.1465in" fo:margin-left="-0.0535in" table:align="left" style:writing-mode="lr-tb"/>
    </style:style>
    <style:style style:name="Table8.A" style:family="table-column">
      <style:table-column-properties style:column-width="7.1465in"/>
    </style:style>
    <style:style style:name="Table8.1" style:family="table-row">
      <style:table-row-properties style:min-row-height="0.6674in" fo:keep-together="auto"/>
    </style:style>
    <style:style style:name="Table8.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8.2" style:family="table-row">
      <style:table-row-properties style:min-row-height="0.6306in" fo:keep-together="auto"/>
    </style:style>
    <style:style style:name="Table9" style:family="table">
      <style:table-properties style:width="7.1674in" fo:margin-left="-0.0639in" table:align="left" style:writing-mode="lr-tb"/>
    </style:style>
    <style:style style:name="Table9.A" style:family="table-column">
      <style:table-column-properties style:column-width="3.3222in"/>
    </style:style>
    <style:style style:name="Table9.B" style:family="table-column">
      <style:table-column-properties style:column-width="3.8451in"/>
    </style:style>
    <style:style style:name="Table9.1" style:family="table-row">
      <style:table-row-properties fo:keep-together="auto"/>
    </style:style>
    <style:style style:name="Table9.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9.2" style:family="table-row">
      <style:table-row-properties style:min-row-height="0.8722in" fo:keep-together="always"/>
    </style:style>
    <style:style style:name="Table9.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9.3" style:family="table-row">
      <style:table-row-properties style:min-row-height="0.2979in" fo:keep-together="always"/>
    </style:style>
    <style:style style:name="Table9.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9.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10" style:family="table">
      <style:table-properties style:width="7.1465in" fo:margin-left="-0.0535in" table:align="left" style:writing-mode="lr-tb"/>
    </style:style>
    <style:style style:name="Table10.A" style:family="table-column">
      <style:table-column-properties style:column-width="2.3396in"/>
    </style:style>
    <style:style style:name="Table10.B" style:family="table-column">
      <style:table-column-properties style:column-width="1.5722in"/>
    </style:style>
    <style:style style:name="Table10.C" style:family="table-column">
      <style:table-column-properties style:column-width="1.3875in"/>
    </style:style>
    <style:style style:name="Table10.D" style:family="table-column">
      <style:table-column-properties style:column-width="1.8472in"/>
    </style:style>
    <style:style style:name="Table10.1" style:family="table-row">
      <style:table-row-properties style:min-row-height="0.3451in" fo:keep-together="auto"/>
    </style:style>
    <style:style style:name="Table10.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10.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10.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11" style:family="table">
      <style:table-properties style:width="7.1674in" fo:margin-left="-0.0639in" table:align="left" style:writing-mode="lr-tb"/>
    </style:style>
    <style:style style:name="Table11.A" style:family="table-column">
      <style:table-column-properties style:column-width="7.1674in"/>
    </style:style>
    <style:style style:name="Table11.1" style:family="table-row">
      <style:table-row-properties fo:keep-together="auto"/>
    </style:style>
    <style:style style:name="Table11.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12" style:family="table">
      <style:table-properties style:width="7.1465in" fo:margin-left="-0.0535in" table:align="left" style:writing-mode="lr-tb"/>
    </style:style>
    <style:style style:name="Table12.A" style:family="table-column">
      <style:table-column-properties style:column-width="5.5611in"/>
    </style:style>
    <style:style style:name="Table12.B" style:family="table-column">
      <style:table-column-properties style:column-width="1.5854in"/>
    </style:style>
    <style:style style:name="Table12.1" style:family="table-row">
      <style:table-row-properties fo:keep-together="auto"/>
    </style:style>
    <style:style style:name="Table12.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12.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13" style:family="table">
      <style:table-properties style:width="7.1465in" fo:margin-left="-0.0535in" table:align="left" style:writing-mode="lr-tb"/>
    </style:style>
    <style:style style:name="Table13.A" style:family="table-column">
      <style:table-column-properties style:column-width="7.1465in"/>
    </style:style>
    <style:style style:name="Table13.1" style:family="table-row">
      <style:table-row-properties style:min-row-height="0.6674in" fo:keep-together="auto"/>
    </style:style>
    <style:style style:name="Table13.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13.2" style:family="table-row">
      <style:table-row-properties style:min-row-height="0.6306in" fo:keep-together="auto"/>
    </style:style>
    <style:style style:name="Table14" style:family="table">
      <style:table-properties style:width="7.1674in" fo:margin-left="-0.0639in" table:align="left" style:writing-mode="lr-tb"/>
    </style:style>
    <style:style style:name="Table14.A" style:family="table-column">
      <style:table-column-properties style:column-width="3.3222in"/>
    </style:style>
    <style:style style:name="Table14.B" style:family="table-column">
      <style:table-column-properties style:column-width="3.8451in"/>
    </style:style>
    <style:style style:name="Table14.1" style:family="table-row">
      <style:table-row-properties fo:keep-together="auto"/>
    </style:style>
    <style:style style:name="Table14.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14.2" style:family="table-row">
      <style:table-row-properties style:min-row-height="0.8722in" fo:keep-together="always"/>
    </style:style>
    <style:style style:name="Table14.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14.3" style:family="table-row">
      <style:table-row-properties style:min-row-height="0.2979in" fo:keep-together="always"/>
    </style:style>
    <style:style style:name="Table14.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14.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15" style:family="table">
      <style:table-properties style:width="7.1465in" fo:margin-left="-0.0535in" table:align="left" style:writing-mode="lr-tb"/>
    </style:style>
    <style:style style:name="Table15.A" style:family="table-column">
      <style:table-column-properties style:column-width="2.3396in"/>
    </style:style>
    <style:style style:name="Table15.B" style:family="table-column">
      <style:table-column-properties style:column-width="1.5722in"/>
    </style:style>
    <style:style style:name="Table15.C" style:family="table-column">
      <style:table-column-properties style:column-width="1.3875in"/>
    </style:style>
    <style:style style:name="Table15.D" style:family="table-column">
      <style:table-column-properties style:column-width="1.8472in"/>
    </style:style>
    <style:style style:name="Table15.1" style:family="table-row">
      <style:table-row-properties style:min-row-height="0.3451in" fo:keep-together="auto"/>
    </style:style>
    <style:style style:name="Table15.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15.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15.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16" style:family="table">
      <style:table-properties style:width="7.1674in" fo:margin-left="-0.0639in" table:align="left" style:writing-mode="lr-tb"/>
    </style:style>
    <style:style style:name="Table16.A" style:family="table-column">
      <style:table-column-properties style:column-width="7.1674in"/>
    </style:style>
    <style:style style:name="Table16.1" style:family="table-row">
      <style:table-row-properties fo:keep-together="auto"/>
    </style:style>
    <style:style style:name="Table16.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17" style:family="table">
      <style:table-properties style:width="7.1465in" fo:margin-left="-0.0535in" table:align="left" style:writing-mode="lr-tb"/>
    </style:style>
    <style:style style:name="Table17.A" style:family="table-column">
      <style:table-column-properties style:column-width="5.5611in"/>
    </style:style>
    <style:style style:name="Table17.B" style:family="table-column">
      <style:table-column-properties style:column-width="1.5854in"/>
    </style:style>
    <style:style style:name="Table17.1" style:family="table-row">
      <style:table-row-properties fo:keep-together="auto"/>
    </style:style>
    <style:style style:name="Table17.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17.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18" style:family="table">
      <style:table-properties style:width="7.1465in" fo:margin-left="-0.0535in" table:align="left" style:writing-mode="lr-tb"/>
    </style:style>
    <style:style style:name="Table18.A" style:family="table-column">
      <style:table-column-properties style:column-width="7.1465in"/>
    </style:style>
    <style:style style:name="Table18.1" style:family="table-row">
      <style:table-row-properties style:min-row-height="0.6674in" fo:keep-together="auto"/>
    </style:style>
    <style:style style:name="Table18.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18.2" style:family="table-row">
      <style:table-row-properties style:min-row-height="0.6306in" fo:keep-together="auto"/>
    </style:style>
    <style:style style:name="Table19" style:family="table">
      <style:table-properties style:width="7.1674in" fo:margin-left="-0.0639in" table:align="left" style:writing-mode="lr-tb"/>
    </style:style>
    <style:style style:name="Table19.A" style:family="table-column">
      <style:table-column-properties style:column-width="3.3222in"/>
    </style:style>
    <style:style style:name="Table19.B" style:family="table-column">
      <style:table-column-properties style:column-width="3.8451in"/>
    </style:style>
    <style:style style:name="Table19.1" style:family="table-row">
      <style:table-row-properties fo:keep-together="auto"/>
    </style:style>
    <style:style style:name="Table19.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19.2" style:family="table-row">
      <style:table-row-properties style:min-row-height="0.8722in" fo:keep-together="always"/>
    </style:style>
    <style:style style:name="Table19.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19.3" style:family="table-row">
      <style:table-row-properties style:min-row-height="0.2979in" fo:keep-together="always"/>
    </style:style>
    <style:style style:name="Table19.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19.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20" style:family="table">
      <style:table-properties style:width="7.1465in" fo:margin-left="-0.0535in" table:align="left" style:writing-mode="lr-tb"/>
    </style:style>
    <style:style style:name="Table20.A" style:family="table-column">
      <style:table-column-properties style:column-width="2.3396in"/>
    </style:style>
    <style:style style:name="Table20.B" style:family="table-column">
      <style:table-column-properties style:column-width="1.5722in"/>
    </style:style>
    <style:style style:name="Table20.C" style:family="table-column">
      <style:table-column-properties style:column-width="1.3875in"/>
    </style:style>
    <style:style style:name="Table20.D" style:family="table-column">
      <style:table-column-properties style:column-width="1.8472in"/>
    </style:style>
    <style:style style:name="Table20.1" style:family="table-row">
      <style:table-row-properties style:min-row-height="0.3451in" fo:keep-together="auto"/>
    </style:style>
    <style:style style:name="Table20.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20.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20.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21" style:family="table">
      <style:table-properties style:width="7.1674in" fo:margin-left="-0.0639in" table:align="left" style:writing-mode="lr-tb"/>
    </style:style>
    <style:style style:name="Table21.A" style:family="table-column">
      <style:table-column-properties style:column-width="7.1674in"/>
    </style:style>
    <style:style style:name="Table21.1" style:family="table-row">
      <style:table-row-properties fo:keep-together="auto"/>
    </style:style>
    <style:style style:name="Table21.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22" style:family="table">
      <style:table-properties style:width="7.1465in" fo:margin-left="-0.0535in" table:align="left" style:writing-mode="lr-tb"/>
    </style:style>
    <style:style style:name="Table22.A" style:family="table-column">
      <style:table-column-properties style:column-width="5.5611in"/>
    </style:style>
    <style:style style:name="Table22.B" style:family="table-column">
      <style:table-column-properties style:column-width="1.5854in"/>
    </style:style>
    <style:style style:name="Table22.1" style:family="table-row">
      <style:table-row-properties fo:keep-together="auto"/>
    </style:style>
    <style:style style:name="Table22.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22.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23" style:family="table">
      <style:table-properties style:width="7.1465in" fo:margin-left="-0.0535in" table:align="left" style:writing-mode="lr-tb"/>
    </style:style>
    <style:style style:name="Table23.A" style:family="table-column">
      <style:table-column-properties style:column-width="7.1465in"/>
    </style:style>
    <style:style style:name="Table23.1" style:family="table-row">
      <style:table-row-properties style:min-row-height="0.6674in" fo:keep-together="auto"/>
    </style:style>
    <style:style style:name="Table23.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23.2" style:family="table-row">
      <style:table-row-properties style:min-row-height="0.6306in" fo:keep-together="auto"/>
    </style:style>
    <style:style style:name="Table24" style:family="table">
      <style:table-properties style:width="7.1674in" fo:margin-left="-0.0639in" table:align="left" style:writing-mode="lr-tb"/>
    </style:style>
    <style:style style:name="Table24.A" style:family="table-column">
      <style:table-column-properties style:column-width="3.3222in"/>
    </style:style>
    <style:style style:name="Table24.B" style:family="table-column">
      <style:table-column-properties style:column-width="3.8451in"/>
    </style:style>
    <style:style style:name="Table24.1" style:family="table-row">
      <style:table-row-properties fo:keep-together="auto"/>
    </style:style>
    <style:style style:name="Table24.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24.2" style:family="table-row">
      <style:table-row-properties style:min-row-height="0.8722in" fo:keep-together="always"/>
    </style:style>
    <style:style style:name="Table24.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24.3" style:family="table-row">
      <style:table-row-properties style:min-row-height="0.2979in" fo:keep-together="always"/>
    </style:style>
    <style:style style:name="Table24.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24.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25" style:family="table">
      <style:table-properties style:width="7.1465in" fo:margin-left="-0.0535in" table:align="left" style:writing-mode="lr-tb"/>
    </style:style>
    <style:style style:name="Table25.A" style:family="table-column">
      <style:table-column-properties style:column-width="2.3396in"/>
    </style:style>
    <style:style style:name="Table25.B" style:family="table-column">
      <style:table-column-properties style:column-width="1.5722in"/>
    </style:style>
    <style:style style:name="Table25.C" style:family="table-column">
      <style:table-column-properties style:column-width="1.3875in"/>
    </style:style>
    <style:style style:name="Table25.D" style:family="table-column">
      <style:table-column-properties style:column-width="1.8472in"/>
    </style:style>
    <style:style style:name="Table25.1" style:family="table-row">
      <style:table-row-properties style:min-row-height="0.3451in" fo:keep-together="auto"/>
    </style:style>
    <style:style style:name="Table25.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25.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25.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26" style:family="table">
      <style:table-properties style:width="7.1674in" fo:margin-left="-0.0639in" table:align="left" style:writing-mode="lr-tb"/>
    </style:style>
    <style:style style:name="Table26.A" style:family="table-column">
      <style:table-column-properties style:column-width="7.1674in"/>
    </style:style>
    <style:style style:name="Table26.1" style:family="table-row">
      <style:table-row-properties fo:keep-together="auto"/>
    </style:style>
    <style:style style:name="Table26.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27" style:family="table">
      <style:table-properties style:width="7.1465in" fo:margin-left="-0.0535in" table:align="left" style:writing-mode="lr-tb"/>
    </style:style>
    <style:style style:name="Table27.A" style:family="table-column">
      <style:table-column-properties style:column-width="5.5611in"/>
    </style:style>
    <style:style style:name="Table27.B" style:family="table-column">
      <style:table-column-properties style:column-width="1.5854in"/>
    </style:style>
    <style:style style:name="Table27.1" style:family="table-row">
      <style:table-row-properties fo:keep-together="auto"/>
    </style:style>
    <style:style style:name="Table27.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27.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28" style:family="table">
      <style:table-properties style:width="7.1465in" fo:margin-left="-0.0535in" table:align="left" style:writing-mode="lr-tb"/>
    </style:style>
    <style:style style:name="Table28.A" style:family="table-column">
      <style:table-column-properties style:column-width="7.1465in"/>
    </style:style>
    <style:style style:name="Table28.1" style:family="table-row">
      <style:table-row-properties style:min-row-height="0.6674in" fo:keep-together="auto"/>
    </style:style>
    <style:style style:name="Table28.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28.2" style:family="table-row">
      <style:table-row-properties style:min-row-height="0.6306in" fo:keep-together="auto"/>
    </style:style>
    <style:style style:name="Table29" style:family="table">
      <style:table-properties style:width="7.1674in" fo:margin-left="-0.0639in" table:align="left" style:writing-mode="lr-tb"/>
    </style:style>
    <style:style style:name="Table29.A" style:family="table-column">
      <style:table-column-properties style:column-width="3.3222in"/>
    </style:style>
    <style:style style:name="Table29.B" style:family="table-column">
      <style:table-column-properties style:column-width="3.8451in"/>
    </style:style>
    <style:style style:name="Table29.1" style:family="table-row">
      <style:table-row-properties fo:keep-together="auto"/>
    </style:style>
    <style:style style:name="Table29.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29.2" style:family="table-row">
      <style:table-row-properties style:min-row-height="0.8722in" fo:keep-together="always"/>
    </style:style>
    <style:style style:name="Table29.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29.3" style:family="table-row">
      <style:table-row-properties style:min-row-height="0.2979in" fo:keep-together="always"/>
    </style:style>
    <style:style style:name="Table29.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29.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30" style:family="table">
      <style:table-properties style:width="7.1465in" fo:margin-left="-0.0535in" table:align="left" style:writing-mode="lr-tb"/>
    </style:style>
    <style:style style:name="Table30.A" style:family="table-column">
      <style:table-column-properties style:column-width="2.3396in"/>
    </style:style>
    <style:style style:name="Table30.B" style:family="table-column">
      <style:table-column-properties style:column-width="1.5722in"/>
    </style:style>
    <style:style style:name="Table30.C" style:family="table-column">
      <style:table-column-properties style:column-width="1.3875in"/>
    </style:style>
    <style:style style:name="Table30.D" style:family="table-column">
      <style:table-column-properties style:column-width="1.8472in"/>
    </style:style>
    <style:style style:name="Table30.1" style:family="table-row">
      <style:table-row-properties style:min-row-height="0.3451in" fo:keep-together="auto"/>
    </style:style>
    <style:style style:name="Table30.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30.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30.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31" style:family="table">
      <style:table-properties style:width="7.1674in" fo:margin-left="-0.0639in" table:align="left" style:writing-mode="lr-tb"/>
    </style:style>
    <style:style style:name="Table31.A" style:family="table-column">
      <style:table-column-properties style:column-width="7.1674in"/>
    </style:style>
    <style:style style:name="Table31.1" style:family="table-row">
      <style:table-row-properties fo:keep-together="auto"/>
    </style:style>
    <style:style style:name="Table31.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32" style:family="table">
      <style:table-properties style:width="7.1465in" fo:margin-left="-0.0535in" table:align="left" style:writing-mode="lr-tb"/>
    </style:style>
    <style:style style:name="Table32.A" style:family="table-column">
      <style:table-column-properties style:column-width="5.5611in"/>
    </style:style>
    <style:style style:name="Table32.B" style:family="table-column">
      <style:table-column-properties style:column-width="1.5854in"/>
    </style:style>
    <style:style style:name="Table32.1" style:family="table-row">
      <style:table-row-properties fo:keep-together="auto"/>
    </style:style>
    <style:style style:name="Table32.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32.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3" style:family="table">
      <style:table-properties style:width="7.1465in" fo:margin-left="-0.0535in" table:align="left" style:writing-mode="lr-tb"/>
    </style:style>
    <style:style style:name="Table33.A" style:family="table-column">
      <style:table-column-properties style:column-width="7.1465in"/>
    </style:style>
    <style:style style:name="Table33.1" style:family="table-row">
      <style:table-row-properties style:min-row-height="0.6674in" fo:keep-together="auto"/>
    </style:style>
    <style:style style:name="Table33.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3.2" style:family="table-row">
      <style:table-row-properties style:min-row-height="0.6306in" fo:keep-together="auto"/>
    </style:style>
    <style:style style:name="Table34" style:family="table">
      <style:table-properties style:width="7.1674in" fo:margin-left="-0.0639in" table:align="left" style:writing-mode="lr-tb"/>
    </style:style>
    <style:style style:name="Table34.A" style:family="table-column">
      <style:table-column-properties style:column-width="3.3222in"/>
    </style:style>
    <style:style style:name="Table34.B" style:family="table-column">
      <style:table-column-properties style:column-width="3.8451in"/>
    </style:style>
    <style:style style:name="Table34.1" style:family="table-row">
      <style:table-row-properties fo:keep-together="auto"/>
    </style:style>
    <style:style style:name="Table34.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34.2" style:family="table-row">
      <style:table-row-properties style:min-row-height="0.8722in" fo:keep-together="always"/>
    </style:style>
    <style:style style:name="Table34.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34.3" style:family="table-row">
      <style:table-row-properties style:min-row-height="0.2979in" fo:keep-together="always"/>
    </style:style>
    <style:style style:name="Table34.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34.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35" style:family="table">
      <style:table-properties style:width="7.1465in" fo:margin-left="-0.0535in" table:align="left" style:writing-mode="lr-tb"/>
    </style:style>
    <style:style style:name="Table35.A" style:family="table-column">
      <style:table-column-properties style:column-width="2.3396in"/>
    </style:style>
    <style:style style:name="Table35.B" style:family="table-column">
      <style:table-column-properties style:column-width="1.5722in"/>
    </style:style>
    <style:style style:name="Table35.C" style:family="table-column">
      <style:table-column-properties style:column-width="1.3875in"/>
    </style:style>
    <style:style style:name="Table35.D" style:family="table-column">
      <style:table-column-properties style:column-width="1.8472in"/>
    </style:style>
    <style:style style:name="Table35.1" style:family="table-row">
      <style:table-row-properties style:min-row-height="0.3451in" fo:keep-together="auto"/>
    </style:style>
    <style:style style:name="Table35.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35.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35.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36" style:family="table">
      <style:table-properties style:width="7.1674in" fo:margin-left="-0.0639in" table:align="left" style:writing-mode="lr-tb"/>
    </style:style>
    <style:style style:name="Table36.A" style:family="table-column">
      <style:table-column-properties style:column-width="7.1674in"/>
    </style:style>
    <style:style style:name="Table36.1" style:family="table-row">
      <style:table-row-properties fo:keep-together="auto"/>
    </style:style>
    <style:style style:name="Table36.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37" style:family="table">
      <style:table-properties style:width="7.1465in" fo:margin-left="-0.0535in" table:align="left" style:writing-mode="lr-tb"/>
    </style:style>
    <style:style style:name="Table37.A" style:family="table-column">
      <style:table-column-properties style:column-width="5.5611in"/>
    </style:style>
    <style:style style:name="Table37.B" style:family="table-column">
      <style:table-column-properties style:column-width="1.5854in"/>
    </style:style>
    <style:style style:name="Table37.1" style:family="table-row">
      <style:table-row-properties fo:keep-together="auto"/>
    </style:style>
    <style:style style:name="Table37.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37.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8" style:family="table">
      <style:table-properties style:width="7.1465in" fo:margin-left="-0.0535in" table:align="left" style:writing-mode="lr-tb"/>
    </style:style>
    <style:style style:name="Table38.A" style:family="table-column">
      <style:table-column-properties style:column-width="7.1465in"/>
    </style:style>
    <style:style style:name="Table38.1" style:family="table-row">
      <style:table-row-properties style:min-row-height="0.6674in" fo:keep-together="auto"/>
    </style:style>
    <style:style style:name="Table38.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38.2" style:family="table-row">
      <style:table-row-properties style:min-row-height="0.6306in" fo:keep-together="auto"/>
    </style:style>
    <style:style style:name="Table39" style:family="table">
      <style:table-properties style:width="7.1674in" fo:margin-left="-0.0639in" table:align="left" style:writing-mode="lr-tb"/>
    </style:style>
    <style:style style:name="Table39.A" style:family="table-column">
      <style:table-column-properties style:column-width="3.3222in"/>
    </style:style>
    <style:style style:name="Table39.B" style:family="table-column">
      <style:table-column-properties style:column-width="3.8451in"/>
    </style:style>
    <style:style style:name="Table39.1" style:family="table-row">
      <style:table-row-properties fo:keep-together="auto"/>
    </style:style>
    <style:style style:name="Table39.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39.2" style:family="table-row">
      <style:table-row-properties style:min-row-height="0.8722in" fo:keep-together="always"/>
    </style:style>
    <style:style style:name="Table39.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39.3" style:family="table-row">
      <style:table-row-properties style:min-row-height="0.2979in" fo:keep-together="always"/>
    </style:style>
    <style:style style:name="Table39.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39.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40" style:family="table">
      <style:table-properties style:width="7.1465in" fo:margin-left="-0.0535in" table:align="left" style:writing-mode="lr-tb"/>
    </style:style>
    <style:style style:name="Table40.A" style:family="table-column">
      <style:table-column-properties style:column-width="2.3396in"/>
    </style:style>
    <style:style style:name="Table40.B" style:family="table-column">
      <style:table-column-properties style:column-width="1.5722in"/>
    </style:style>
    <style:style style:name="Table40.C" style:family="table-column">
      <style:table-column-properties style:column-width="1.3875in"/>
    </style:style>
    <style:style style:name="Table40.D" style:family="table-column">
      <style:table-column-properties style:column-width="1.8472in"/>
    </style:style>
    <style:style style:name="Table40.1" style:family="table-row">
      <style:table-row-properties style:min-row-height="0.3451in" fo:keep-together="auto"/>
    </style:style>
    <style:style style:name="Table40.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40.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40.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Table41" style:family="table">
      <style:table-properties style:width="7.1674in" fo:margin-left="-0.0639in" table:align="left" style:writing-mode="lr-tb"/>
    </style:style>
    <style:style style:name="Table41.A" style:family="table-column">
      <style:table-column-properties style:column-width="7.1674in"/>
    </style:style>
    <style:style style:name="Table41.1" style:family="table-row">
      <style:table-row-properties fo:keep-together="auto"/>
    </style:style>
    <style:style style:name="Table41.A1" style:family="table-cell">
      <style:table-cell-properties style:vertical-align="top" fo:background-color="#e5e5e5" fo:padding-left="0.0486in" fo:padding-right="0.0486in" fo:padding-top="0in" fo:padding-bottom="0in" fo:border="2.25pt solid #000000" style:writing-mode="lr-tb">
        <style:background-image/>
      </style:table-cell-properties>
    </style:style>
    <style:style style:name="Table42" style:family="table">
      <style:table-properties style:width="7.1465in" fo:margin-left="-0.0535in" table:align="left" style:writing-mode="lr-tb"/>
    </style:style>
    <style:style style:name="Table42.A" style:family="table-column">
      <style:table-column-properties style:column-width="5.5611in"/>
    </style:style>
    <style:style style:name="Table42.B" style:family="table-column">
      <style:table-column-properties style:column-width="1.5854in"/>
    </style:style>
    <style:style style:name="Table42.1" style:family="table-row">
      <style:table-row-properties fo:keep-together="auto"/>
    </style:style>
    <style:style style:name="Table42.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42.B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43" style:family="table">
      <style:table-properties style:width="7.1465in" fo:margin-left="-0.0535in" table:align="left" style:writing-mode="lr-tb"/>
    </style:style>
    <style:style style:name="Table43.A" style:family="table-column">
      <style:table-column-properties style:column-width="7.1465in"/>
    </style:style>
    <style:style style:name="Table43.1" style:family="table-row">
      <style:table-row-properties style:min-row-height="0.6674in" fo:keep-together="auto"/>
    </style:style>
    <style:style style:name="Table43.A1" style:family="table-cell">
      <style:table-cell-properties style:vertical-align="top" fo:background-color="#ffffff" fo:padding-left="0.0486in" fo:padding-right="0.0486in" fo:padding-top="0in" fo:padding-bottom="0in" fo:border="0.75pt solid #000000" style:writing-mode="lr-tb">
        <style:background-image/>
      </style:table-cell-properties>
    </style:style>
    <style:style style:name="Table43.2" style:family="table-row">
      <style:table-row-properties style:min-row-height="0.6306in" fo:keep-together="auto"/>
    </style:style>
    <style:style style:name="Table44" style:family="table">
      <style:table-properties style:width="7.1674in" fo:margin-left="-0.0639in" table:align="left" style:writing-mode="lr-tb"/>
    </style:style>
    <style:style style:name="Table44.A" style:family="table-column">
      <style:table-column-properties style:column-width="3.3222in"/>
    </style:style>
    <style:style style:name="Table44.B" style:family="table-column">
      <style:table-column-properties style:column-width="3.8451in"/>
    </style:style>
    <style:style style:name="Table44.1" style:family="table-row">
      <style:table-row-properties fo:keep-together="auto"/>
    </style:style>
    <style:style style:name="Table44.A1" style:family="table-cell">
      <style:table-cell-properties style:vertical-align="top" fo:background-color="#b3b3b3" fo:padding-left="0.0486in" fo:padding-right="0.0486in" fo:padding-top="0in" fo:padding-bottom="0in" fo:border-left="2.25pt solid #000000" fo:border-right="2.25pt solid #000000" fo:border-top="2.25pt solid #000000" fo:border-bottom="0.75pt solid #000000" style:writing-mode="lr-tb">
        <style:background-image/>
      </style:table-cell-properties>
    </style:style>
    <style:style style:name="Table44.2" style:family="table-row">
      <style:table-row-properties style:min-row-height="0.8722in" fo:keep-together="always"/>
    </style:style>
    <style:style style:name="Table44.A2" style:family="table-cell">
      <style:table-cell-properties style:vertical-align="top" fo:padding-left="0.0486in" fo:padding-right="0.0486in" fo:padding-top="0in" fo:padding-bottom="0in" fo:border-left="2.25pt solid #000000" fo:border-right="2.25pt solid #000000" fo:border-top="0.75pt solid #000000" fo:border-bottom="none" style:writing-mode="lr-tb"/>
    </style:style>
    <style:style style:name="Table44.3" style:family="table-row">
      <style:table-row-properties style:min-row-height="0.2979in" fo:keep-together="always"/>
    </style:style>
    <style:style style:name="Table44.A3" style:family="table-cell">
      <style:table-cell-properties style:vertical-align="top" fo:padding-left="0.0486in" fo:padding-right="0.0486in" fo:padding-top="0in" fo:padding-bottom="0in" fo:border-left="2.25pt solid #000000" fo:border-right="none" fo:border-top="0.75pt solid #000000" fo:border-bottom="2.25pt solid #000000" style:writing-mode="lr-tb"/>
    </style:style>
    <style:style style:name="Table44.B3" style:family="table-cell">
      <style:table-cell-properties style:vertical-align="top" fo:padding-left="0.0486in" fo:padding-right="0.0486in" fo:padding-top="0in" fo:padding-bottom="0in" fo:border-left="0.75pt solid #000000" fo:border-right="2.25pt solid #000000" fo:border-top="0.75pt solid #000000" fo:border-bottom="2.25pt solid #000000" style:writing-mode="lr-tb"/>
    </style:style>
    <style:style style:name="Table45" style:family="table">
      <style:table-properties style:width="7.1465in" fo:margin-left="-0.0535in" table:align="left" style:writing-mode="lr-tb"/>
    </style:style>
    <style:style style:name="Table45.A" style:family="table-column">
      <style:table-column-properties style:column-width="2.3396in"/>
    </style:style>
    <style:style style:name="Table45.B" style:family="table-column">
      <style:table-column-properties style:column-width="1.5722in"/>
    </style:style>
    <style:style style:name="Table45.C" style:family="table-column">
      <style:table-column-properties style:column-width="1.3875in"/>
    </style:style>
    <style:style style:name="Table45.D" style:family="table-column">
      <style:table-column-properties style:column-width="1.8472in"/>
    </style:style>
    <style:style style:name="Table45.1" style:family="table-row">
      <style:table-row-properties style:min-row-height="0.3451in" fo:keep-together="auto"/>
    </style:style>
    <style:style style:name="Table45.A1" style:family="table-cell">
      <style:table-cell-properties style:vertical-align="top" fo:background-color="#ffffff" fo:padding-left="0.0486in" fo:padding-right="0.0486in" fo:padding-top="0in" fo:padding-bottom="0in" fo:border-left="0.75pt solid #000000" fo:border-right="none" fo:border-top="0.75pt solid #000000" fo:border-bottom="0.75pt solid #000000" style:writing-mode="lr-tb">
        <style:background-image/>
      </style:table-cell-properties>
    </style:style>
    <style:style style:name="Table45.C1" style:family="table-cell">
      <style:table-cell-properties style:vertical-align="top" fo:padding-left="0.0486in" fo:padding-right="0.0486in" fo:padding-top="0in" fo:padding-bottom="0in" fo:border-left="0.75pt solid #000000" fo:border-right="none" fo:border-top="none" fo:border-bottom="none" style:writing-mode="lr-tb"/>
    </style:style>
    <style:style style:name="Table45.D1" style:family="table-cell">
      <style:table-cell-properties style:vertical-align="top" fo:background-color="#c0c0c0" fo:padding-left="0.0486in" fo:padding-right="0.0486in" fo:padding-top="0in" fo:padding-bottom="0in" fo:border="0.75pt solid #000000"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3pt" style:font-size-asian="3pt"/>
    </style:style>
    <style:style style:name="P3" style:family="paragraph" style:parent-style-name="Standard">
      <style:paragraph-properties fo:text-align="center" style:justify-single-word="false"/>
      <style:text-properties style:font-name="Bookman Old Style" fo:font-size="3pt" style:font-size-asian="3pt" style:font-name-complex="Bookman Old Style"/>
    </style:style>
    <style:style style:name="P4" style:family="paragraph" style:parent-style-name="Standard">
      <style:text-properties fo:font-size="14pt" style:font-size-asian="14pt"/>
    </style:style>
    <style:style style:name="P5" style:family="paragraph" style:parent-style-name="Standard">
      <style:paragraph-properties fo:text-align="justify" style:justify-single-word="false"/>
      <style:text-properties fo:font-size="14pt" style:font-size-asian="14pt"/>
    </style:style>
    <style:style style:name="P6" style:family="paragraph" style:parent-style-name="Standard">
      <style:paragraph-properties fo:text-align="justify" style:justify-single-word="false"/>
      <style:text-properties fo:font-size="14pt" style:font-size-asian="14pt" style:font-size-complex="12pt"/>
    </style:style>
    <style:style style:name="P7" style:family="paragraph" style:parent-style-name="Standard">
      <style:text-properties style:font-name="Arial Narrow" fo:font-size="5pt" style:font-size-asian="5pt" style:font-name-complex="Arial Narrow"/>
    </style:style>
    <style:style style:name="P8" style:family="paragraph" style:parent-style-name="Standard">
      <style:text-properties style:font-name="Arial Narrow" style:font-name-complex="Arial Narrow"/>
    </style:style>
    <style:style style:name="P9" style:family="paragraph" style:parent-style-name="Standard">
      <style:paragraph-properties fo:text-align="center" style:justify-single-word="false"/>
      <style:text-properties style:font-name="Arial Narrow" style:font-name-complex="Arial Narrow"/>
    </style:style>
    <style:style style:name="P10" style:family="paragraph" style:parent-style-name="Standard">
      <style:text-properties style:font-name="Arial Narrow" fo:font-size="2pt" style:font-size-asian="2pt" style:font-name-complex="Arial Narrow"/>
    </style:style>
    <style:style style:name="P11" style:family="paragraph" style:parent-style-name="Standard">
      <style:text-properties style:font-name="Arial Narrow" fo:font-size="12pt" fo:font-weight="bold" style:font-size-asian="12pt" style:font-weight-asian="bold" style:font-name-complex="Arial Narrow"/>
    </style:style>
    <style:style style:name="P12" style:family="paragraph" style:parent-style-name="Standard">
      <style:text-properties style:font-name="Arial Narrow" fo:font-size="12pt" style:font-size-asian="12pt" style:font-name-complex="Arial Narrow" style:font-size-complex="12pt"/>
    </style:style>
    <style:style style:name="P13" style:family="paragraph" style:parent-style-name="Standard">
      <style:paragraph-properties fo:text-align="justify" style:justify-single-word="false"/>
      <style:text-properties style:font-name="Arial Narrow" fo:font-size="12pt" style:font-size-asian="12pt" style:font-name-complex="Arial Narrow" style:font-size-complex="12pt"/>
    </style:style>
    <style:style style:name="P14" style:family="paragraph" style:parent-style-name="Standard">
      <style:paragraph-properties fo:text-align="justify" style:justify-single-word="false"/>
    </style:style>
    <style:style style:name="P15" style:family="paragraph" style:parent-style-name="Standard">
      <style:text-properties fo:font-size="12pt" style:font-size-asian="12pt"/>
    </style:style>
    <style:style style:name="P16" style:family="paragraph" style:parent-style-name="Standard">
      <style:paragraph-properties fo:text-align="justify" style:justify-single-word="false"/>
      <style:text-properties fo:font-size="12pt" style:font-size-asian="12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text-properties fo:font-size="12pt" fo:font-weight="bold" style:font-size-asian="12pt" style:font-weight-asian="bold"/>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2" style:family="paragraph" style:parent-style-name="Standard">
      <style:text-properties fo:font-weight="bold" style:font-weight-asian="bold"/>
    </style:style>
    <style:style style:name="P23" style:family="paragraph" style:parent-style-name="Standard">
      <style:paragraph-properties fo:text-align="justify" style:justify-single-word="false"/>
      <style:text-properties fo:font-weight="bold" style:font-weight-asian="bold"/>
    </style:style>
    <style:style style:name="P24" style:family="paragraph" style:parent-style-name="Standard">
      <style:paragraph-properties fo:text-align="center" style:justify-single-word="false"/>
      <style:text-properties style:font-size-complex="12pt"/>
    </style:style>
    <style:style style:name="P25" style:family="paragraph" style:parent-style-name="Standard">
      <style:paragraph-properties fo:text-align="justify" style:justify-single-word="false"/>
      <style:text-properties style:font-name="Times New Roman" fo:font-size="12pt" style:font-size-asian="12pt" style:font-name-complex="Arial Narrow" style:font-size-complex="12pt"/>
    </style:style>
    <style:style style:name="P26" style:family="paragraph" style:parent-style-name="Standard">
      <style:paragraph-properties fo:margin-top="0.0835in" fo:margin-bottom="0in"/>
      <style:text-properties style:font-name="Arial Narrow" fo:font-size="12pt" fo:font-weight="bold" style:font-size-asian="12pt" style:font-weight-asian="bold" style:font-name-complex="Arial Narrow"/>
    </style:style>
    <style:style style:name="P27" style:family="paragraph" style:parent-style-name="Standard">
      <style:paragraph-properties fo:text-align="center" style:justify-single-word="false" fo:break-before="page"/>
      <style:text-properties fo:font-size="18pt" fo:font-weight="bold" style:font-size-asian="18pt" style:font-weight-asian="bold"/>
    </style:style>
    <style:style style:name="P28" style:family="paragraph" style:parent-style-name="Standard">
      <style:paragraph-properties fo:text-align="center" style:justify-single-word="false" fo:break-before="page"/>
      <style:text-properties style:font-name="Bookman Old Style" fo:font-size="8pt" fo:font-weight="bold" style:font-size-asian="8pt" style:font-weight-asian="bold" style:font-name-complex="Bookman Old Style"/>
    </style:style>
    <style:style style:name="P29" style:family="paragraph" style:parent-style-name="Heading_20_1">
      <style:text-properties style:font-name="Arial Narrow" fo:font-size="12pt" style:font-size-asian="12pt" style:font-name-complex="Arial Narrow"/>
    </style:style>
    <style:style style:name="P30" style:family="paragraph" style:parent-style-name="Heading_20_1">
      <style:text-properties style:font-name="Arial Narrow" fo:font-weight="normal" style:font-weight-asian="normal" style:font-name-complex="Arial Narrow"/>
    </style:style>
    <style:style style:name="P31" style:family="paragraph" style:parent-style-name="Heading_20_1">
      <style:text-properties fo:font-weight="normal" style:font-weight-asian="normal"/>
    </style:style>
    <style:style style:name="P32" style:family="paragraph" style:parent-style-name="Heading_20_3">
      <style:text-properties fo:font-size="18pt" style:font-size-asian="18pt"/>
    </style:style>
    <style:style style:name="P33" style:family="paragraph" style:parent-style-name="Heading_20_3">
      <style:text-properties style:font-name="Times New Roman" fo:font-size="18pt" style:font-size-asian="18pt" style:font-name-complex="Times New Roman"/>
    </style:style>
    <style:style style:name="P34" style:family="paragraph" style:parent-style-name="Heading_20_3" style:master-page-name="Standard">
      <style:paragraph-properties style:page-number="auto"/>
      <style:text-properties style:font-name="Times New Roman" fo:font-size="18pt" style:font-size-asian="18pt" style:font-name-complex="Times New Roman"/>
    </style:style>
    <style:style style:name="P35" style:family="paragraph" style:parent-style-name="Heading_20_3">
      <style:paragraph-properties fo:break-before="page"/>
      <style:text-properties fo:font-size="18pt" style:font-size-asian="18pt"/>
    </style:style>
    <style:style style:name="P36" style:family="paragraph" style:parent-style-name="Standard_20__28_user_29_">
      <style:paragraph-properties fo:text-align="justify" style:justify-single-word="false"/>
    </style:style>
    <style:style style:name="P37" style:family="paragraph" style:parent-style-name="Standard_20__28_user_29_">
      <style:paragraph-properties fo:text-align="justify" style:justify-single-word="false"/>
      <style:text-properties style:font-name-complex="Times New Roman"/>
    </style:style>
    <style:style style:name="P38" style:family="paragraph" style:parent-style-name="Standard_20__28_user_29_">
      <style:paragraph-properties fo:text-align="justify" style:justify-single-word="false"/>
      <style:text-properties style:font-name-complex="Times New Roman" style:font-size-complex="10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12pt" style:font-size-asian="12pt"/>
    </style:style>
    <style:style style:name="T4" style:family="text">
      <style:text-properties fo:font-size="12pt" fo:font-weight="bold" style:font-size-asian="12pt" style:font-weight-asian="bold"/>
    </style:style>
    <style:style style:name="T5" style:family="text">
      <style:text-properties style:font-name="Symbol"/>
    </style:style>
    <style:style style:name="T6" style:family="text">
      <style:text-properties style:font-name="Symbol" fo:font-size="12pt" style:font-size-asian="12pt"/>
    </style:style>
    <style:style style:name="T7" style:family="text">
      <style:text-properties fo:font-size="14pt" fo:font-weight="bold" style:font-size-asian="14pt" style:font-weight-asian="bold"/>
    </style:style>
    <style:style style:name="T8" style:family="text">
      <style:text-properties fo:font-size="14pt" style:font-size-asian="14pt"/>
    </style:style>
    <style:style style:name="T9" style:family="text">
      <style:text-properties style:font-name="Arial Narrow" style:font-name-complex="Arial Narrow"/>
    </style:style>
    <style:style style:name="T10" style:family="text">
      <style:text-properties style:font-name="Arial Narrow" fo:font-size="12pt" style:font-size-asian="12pt" style:font-name-complex="Arial Narrow"/>
    </style:style>
    <style:style style:name="T11" style:family="text">
      <style:text-properties style:font-name="Arial Narrow" style:font-name-asian="Arial Narrow" style:font-name-complex="Arial Narrow"/>
    </style:style>
    <style:style style:name="T12" style:family="text">
      <style:text-properties style:font-name="Arial Narrow" fo:font-size="14pt" fo:font-weight="bold" style:font-size-asian="14pt" style:font-weight-asian="bold" style:font-name-complex="Arial Narrow"/>
    </style:style>
    <style:style style:name="T13" style:family="text">
      <style:text-properties fo:color="#ff0000" fo:font-size="14pt" style:font-size-asian="14pt"/>
    </style:style>
    <style:style style:name="T14" style:family="text">
      <style:text-properties fo:color="#ff0000" style:font-name="Arial Narrow" fo:font-size="14pt" style:font-size-asian="14pt" style:font-name-complex="Arial Narrow"/>
    </style:style>
    <style:style style:name="T15" style:family="text">
      <style:text-properties fo:color="#ff0000" style:font-name="Arial Narrow" fo:font-size="12pt" fo:font-weight="bold" style:font-size-asian="12pt" style:font-weight-asian="bold" style:font-name-complex="Arial Narrow"/>
    </style:style>
    <style:style style:name="T16" style:family="text">
      <style:text-properties fo:color="#ff0000" style:font-name="Arial Narrow" fo:font-size="12pt" fo:font-weight="bold" style:font-size-asian="12pt" style:font-weight-asian="bold" style:font-name-complex="Arial Narrow" style:font-weight-complex="bold"/>
    </style:style>
    <style:style style:name="T17" style:family="text">
      <style:text-properties fo:color="#ff0000" style:font-name="Arial Narrow" fo:font-size="12pt" style:font-size-asian="12pt" style:font-name-complex="Arial Narrow"/>
    </style:style>
    <style:style style:name="T18" style:family="text">
      <style:text-properties fo:color="#ff0000" style:font-name="Wingdings" fo:font-size="12pt" fo:font-weight="bold" style:font-size-asian="12pt" style:font-weight-asian="bold"/>
    </style:style>
    <style:style style:name="T19" style:family="text">
      <style:text-properties fo:color="#ff0000" style:font-name="Wingdings" fo:font-size="12pt" fo:font-weight="bold" style:font-size-asian="12pt" style:font-weight-asian="bold" style:font-weight-complex="bold"/>
    </style:style>
    <style:style style:name="T20" style:family="text">
      <style:text-properties fo:color="#ff0000" style:font-name="Wingdings" fo:font-size="12pt" style:font-size-asian="12pt"/>
    </style:style>
    <style:style style:name="T21" style:family="text">
      <style:text-properties style:font-name="Wingdings"/>
    </style:style>
    <style:style style:name="T22" style:family="text">
      <style:text-properties style:font-name="Wingdings" fo:font-size="12pt" style:font-size-asian="12pt"/>
    </style:style>
    <style:style style:name="T23" style:family="text">
      <style:text-properties fo:color="#000000" style:font-name="Wingdings" fo:font-size="12pt" style:font-size-asian="12pt"/>
    </style:style>
    <style:style style:name="T24" style:family="text">
      <style:text-properties fo:color="#000000" style:font-name="Wingdings" fo:font-size="12pt" fo:font-weight="normal" style:font-size-asian="12pt" style:font-weight-asian="normal" style:font-weight-complex="normal"/>
    </style:style>
    <style:style style:name="T25" style:family="text">
      <style:text-properties fo:color="#000000" style:font-name="Arial Narrow" fo:font-size="12pt" style:font-size-asian="12pt" style:font-name-complex="Arial Narrow"/>
    </style:style>
    <style:style style:name="T26" style:family="text">
      <style:text-properties fo:color="#000000" style:font-name="Arial Narrow" fo:font-size="12pt" fo:font-weight="bold" style:font-size-asian="12pt" style:font-weight-asian="bold" style:font-name-complex="Arial Narrow"/>
    </style:style>
    <style:style style:name="T27" style:family="text">
      <style:text-properties fo:color="#000000" style:font-name="Arial Narrow" fo:font-size="12pt" fo:font-weight="normal" style:font-size-asian="12pt" style:font-weight-asian="normal" style:font-name-complex="Arial Narrow" style:font-weight-complex="normal"/>
    </style:style>
    <style:style style:name="T28" style:family="text">
      <style:text-properties fo:color="#000000" style:font-name="Arial Narrow" fo:font-size="14pt" style:font-size-asian="14pt" style:font-name-complex="Arial Narrow"/>
    </style:style>
    <style:style style:name="T29" style:family="text">
      <style:text-properties fo:color="#000000" fo:font-size="14pt" style:font-size-asian="14pt"/>
    </style:style>
    <style:style style:name="T30" style:family="text">
      <style:text-properties fo:color="#000000" fo:font-size="14pt" fo:font-weight="bold" style:font-size-asian="14pt" style:font-weight-asian="bold"/>
    </style:style>
    <style:style style:name="T31" style:family="text">
      <style:text-properties style:font-name="Bookman Old Style" fo:font-size="12pt" style:font-size-asian="12pt" style:font-name-complex="Bookman Old Style"/>
    </style:style>
    <style:style style:name="T32" style:family="text">
      <style:text-properties style:font-name="Bookman Old Style" fo:font-size="12pt" fo:font-weight="bold" style:font-size-asian="12pt" style:font-weight-asian="bold" style:font-name-complex="Bookman Old Style"/>
    </style:style>
    <style:style style:name="T33" style:family="text">
      <style:text-properties style:font-name="Bookman Old Style" fo:font-size="14pt" fo:font-weight="bold" style:font-size-asian="14pt" style:font-weight-asian="bold" style:font-name-complex="Bookman Old Style"/>
    </style:style>
    <style:style style:name="T34" style:family="text">
      <style:text-properties fo:font-size="13pt" style:font-size-asian="13pt"/>
    </style:style>
    <style:style style:name="T35" style:family="text">
      <style:text-properties fo:color="#0d0d0d" style:font-name="Arial Narrow" fo:font-size="12pt" style:font-size-asian="12pt" style:font-name-complex="Arial Narrow"/>
    </style:style>
    <style:style style:name="T36" style:family="text">
      <style:text-properties fo:color="#0d0d0d" style:font-name="Wingdings" fo:font-size="12pt" style:font-size-asian="12pt"/>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weight="normal" style:font-weight-asian="normal" style:font-weight-complex="normal"/>
    </style:style>
    <style:style style:name="T40"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3">Planejamento de Riscos</text:h>
      <text:p text:style-name="P3"/>
      <table:table table:name="Table1" table:style-name="Table1">
        <table:table-column table:style-name="Table1.A"/>
        <table:table-row table:style-name="Table1.1">
          <table:table-cell table:style-name="Table1.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2" table:style-name="Table2">
        <table:table-column table:style-name="Table2.A"/>
        <table:table-column table:style-name="Table2.B"/>
        <table:table-row table:style-name="Table2.1">
          <table:table-cell table:style-name="Table2.A1" office:value-type="string">
            <text:p text:style-name="P5"><text:span text:style-name="T1">Denominação do risco:</text:span> Desistência de Membros da Equipe ou Redução do número de integrantes da equipe por força maior</text:p>
            <text:p text:style-name="Standard"/>
          </table:table-cell>
          <table:table-cell table:style-name="Table2.B1" office:value-type="string">
            <text:p text:style-name="P1"><text:span text:style-name="T9">N</text:span><text:span text:style-name="T5"></text:span><text:span text:style-name="T9"> Identificação</text:span></text:p>
            <text:p text:style-name="P9">01</text:p>
          </table:table-cell>
        </table:table-row>
        <table:table-row table:style-name="Table2.1">
          <table:table-cell table:style-name="Table2.B1" table:number-columns-spanned="2" office:value-type="string">
            <text:p text:style-name="P5"><text:span text:style-name="T1">Descrição</text:span> <text:span text:style-name="T1">do risco:</text:span> Possibilidade da desistência de membros da equipe, seja de um único membro até todos os cinco.</text:p>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3" table:style-name="Table3">
        <table:table-column table:style-name="Table3.A"/>
        <table:table-row table:style-name="Table3.1">
          <table:table-cell table:style-name="Table3.A1" office:value-type="string">
            <text:p text:style-name="Standard"><text:span text:style-name="T7">Impacto</text:span><text:span text:style-name="T13">:</text:span><text:span text:style-name="T14"> <text:s text:c="27"/></text:span><text:span text:style-name="T23"></text:span><text:span text:style-name="T25"> 5 (alta) <text:s/></text:span><text:span text:style-name="T18"></text:span><text:span text:style-name="T15"> 4 (média/alta)</text:span><text:span text:style-name="T10"> </text:span><text:span text:style-name="T22"></text:span><text:span text:style-name="T10"> 3 (médio) <text:s text:c="2"/></text:span><text:span text:style-name="T22"></text:span><text:span text:style-name="T10"> 2 (médio/baixo) <text:s text:c="2"/></text:span><text:span text:style-name="T22"></text:span><text:span text:style-name="T10"> 1 (baixo)</text:span></text:p>
            <text:p text:style-name="P16">Explique: Caso o risco venha a ocorrer, o cronograma e a qualidade do projeto serão afetados. Toda a carga de trabalho deverá ser redividida e o cronograma refeito. Dependendo da quantidade de trabalho restante, o escopo do projeto terá que ser reavaliado. Caso muitos membros desistam e a carga de trabalho remanescente seja muito grande para completar o projeto, caberá aos membros documentar o que foi feito e tentar terminar o que for possível para que uma outra equipe de continuidade em outra ocasião.</text:p>
          </table:table-cell>
        </table:table-row>
        <table:table-row table:style-name="Table3.2">
          <table:table-cell table:style-name="Table3.A1" office:value-type="string">
            <text:p text:style-name="Standard"><text:span text:style-name="T7">Probabilidade:</text:span><text:span text:style-name="T10"> <text:s text:c="20"/></text:span><text:span text:style-name="T23"></text:span><text:span text:style-name="T25"> 5 (alto) <text:s/></text:span><text:span text:style-name="T23"></text:span><text:span text:style-name="T25"> 4 (médio/alto) <text:s/></text:span><text:span text:style-name="T18"></text:span><text:span text:style-name="T15"> 3 (média)</text:span><text:span text:style-name="T10"> <text:s text:c="2"/></text:span><text:span text:style-name="T22"></text:span><text:span text:style-name="T10"> 2 (média/baixa) <text:s text:c="2"/></text:span><text:span text:style-name="T22"></text:span><text:span text:style-name="T10"> 1 (baixa)</text:span></text:p>
            <text:p text:style-name="P16">Explique: Os integrantes da equipe terão, na medida do possível, suas tarefas e cronogramas definidos de forma que não haja sobrecarga de trabalho (levando em conta, conjuntamente, as outras matérias e/ou compromissos). A motivação da equipe será também levada bastante em consideração.</text:p>
            <text:p text:style-name="Standard"/>
          </table:table-cell>
        </table:table-row>
      </table:table>
      <text:p text:style-name="P7"/>
      <text:p text:style-name="Standard"><text:span text:style-name="T3">3</text:span><text:span text:style-name="T6"></text:span><text:span text:style-name="T3"> Etapa:</text:span><text:span text:style-name="T4"> </text:span><text:span text:style-name="T7">Desenvolvimento da Resposta ao Risco</text:span></text:p>
      <table:table table:name="Table4" table:style-name="Table4">
        <table:table-column table:style-name="Table4.A"/>
        <table:table-column table:style-name="Table4.B"/>
        <table:table-row table:style-name="Table4.1">
          <table:table-cell table:style-name="Table4.A1" table:number-columns-spanned="2" office:value-type="string">
            <text:h text:style-name="P29" text:outline-level="1">Ações, Responsáveis e Datas de Conclusão</text:h>
          </table:table-cell>
          <table:covered-table-cell/>
        </table:table-row>
        <table:table-row table:style-name="Table4.2">
          <table:table-cell table:style-name="Table4.A2" table:number-columns-spanned="2" office:value-type="string">
            <text:p text:style-name="P18"><text:span text:style-name="T1">Estratégias e Ações</text:span> <text:span text:style-name="T1">para eliminar ou reduzir este risco (minimizar impacto e/ou probabilidade):</text:span></text:p>
            <text:p text:style-name="P18">Prevenir: Reuniões constantes do grupo para análise da motivação de cada integrante. Comunicação frequente entre todos os membros da equipe. Monitoramento do andamento do projeto, efetuando ajustes no ritmo de trabalho (caso necessário) para que não haja sobrecarga.</text:p>
            <text:p text:style-name="P18"/>
            <text:p text:style-name="P18">Mitigar: Caso haja desistência de algum membro da equipe, a carga de trabalho deve ser reajustada entre os remanescentes. O cronograma deve ser modificado para que as atividades restantes sejam acomodadas dentro do possível para cada membro. Caso não haja possibilidade de realizar todas as atividades no tempo disponível, deve-se reanalisar o escopo do projeto e direcionar esforços nas áreas mais importantes. Caso muitos membros desistam, consequentemente impossibilitando a completude do trabalho, caberá aos remanescentes documentar o que foi realizado até o momento para que outras equipes, caso venham a dar continuidade ao projeto, possam obter máximo de informações possíveis.</text:p>
          </table:table-cell>
          <table:covered-table-cell/>
        </table:table-row>
        <table:table-row table:style-name="Table4.3">
          <table:table-cell table:style-name="Table4.A3" office:value-type="string">
            <text:p text:style-name="P26">Impacto reavaliado: <text:s/>3 <text:s text:c="40"/></text:p>
          </table:table-cell>
          <table:table-cell table:style-name="Table4.B3" office:value-type="string">
            <text:p text:style-name="P26">Probabilidade reavaliada: 2</text:p>
          </table:table-cell>
        </table:table-row>
      </table:table>
      <text:p text:style-name="P10"/>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Standard">Elaborado por: Luís, Pedro, Ricardo, Stefan e Telmo.</text:p>
          </table:table-cell>
          <table:table-cell table:style-name="Table5.A1" office:value-type="string">
            <text:p text:style-name="Standard">Data: 31/01/2013</text:p>
            <text:p text:style-name="Standard"/>
          </table:table-cell>
          <table:table-cell table:style-name="Table5.C1" office:value-type="string">
            <text:p text:style-name="P1"><text:span text:style-name="T21"></text:span> Respostas incluídas na WBS/Cronograma</text:p>
          </table:table-cell>
          <table:table-cell table:style-name="Table5.D1" office:value-type="string">
            <text:p text:style-name="P1">Registros adicionais:</text:p>
            <text:h text:style-name="P31" text:outline-level="1">Verso ou Anexos</text:h>
          </table:table-cell>
        </table:table-row>
      </table:table>
      <text:p text:style-name="Standard">Formulário sugerido por Gasnier, 2000 Editora IMAN e alterado por Wille</text:p>
      <text:p text:style-name="P2"/>
      <text:p text:style-name="P27">Planejamento de Riscos</text:p>
      <text:p text:style-name="P3"/>
      <table:table table:name="Table6" table:style-name="Table6">
        <table:table-column table:style-name="Table6.A"/>
        <table:table-row table:style-name="Table6.1">
          <table:table-cell table:style-name="Table6.A1" office:value-type="string">
            <text:p text:style-name="P4"><text:span text:style-name="T2">Projeto</text:span>: Mapeamento de ambientes com o robô Bellator.</text:p>
          </table:table-cell>
        </table:table-row>
      </table:table>
      <text:p text:style-name="P7"/>
      <text:p text:style-name="Standard"><text:span text:style-name="T31">1</text:span><text:span text:style-name="T6"></text:span><text:span text:style-name="T31"> Etapa:</text:span><text:span text:style-name="T32"> </text:span><text:span text:style-name="T33">Identificação do Risco</text:span></text:p>
      <table:table table:name="Table7" table:style-name="Table7">
        <table:table-column table:style-name="Table7.A"/>
        <table:table-column table:style-name="Table7.B"/>
        <table:table-row table:style-name="Table7.1">
          <table:table-cell table:style-name="Table7.A1" office:value-type="string">
            <text:p text:style-name="P4"><text:span text:style-name="T1">Denominação do risco:</text:span> Problemas Técnicos com o <text:span text:style-name="T38">Hardware</text:span></text:p>
            <text:p text:style-name="Standard"/>
          </table:table-cell>
          <table:table-cell table:style-name="Table7.B1" office:value-type="string">
            <text:p text:style-name="P1">N<text:span text:style-name="T5"></text:span> Identificação</text:p>
            <text:p text:style-name="P1">02</text:p>
          </table:table-cell>
        </table:table-row>
        <table:table-row table:style-name="Table7.1">
          <table:table-cell table:style-name="Table7.B1" table:number-columns-spanned="2" office:value-type="string">
            <text:p text:style-name="P5"><text:span text:style-name="T1">Descrição</text:span> <text:span text:style-name="T1">do risco:</text:span> Possibilidade do hardware apresentar problemas</text:p>
            <text:p text:style-name="Standard"/>
            <text:p text:style-name="Standard"/>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8" table:style-name="Table8">
        <table:table-column table:style-name="Table8.A"/>
        <table:table-row table:style-name="Table8.1">
          <table:table-cell table:style-name="Table8.A1" office:value-type="string">
            <text:p text:style-name="Standard"><text:span text:style-name="T7">Impacto</text:span><text:span text:style-name="T29">:</text:span><text:span text:style-name="T28"> <text:s text:c="27"/></text:span><text:span text:style-name="T23"></text:span><text:span text:style-name="T25"> 5 (alta) <text:s/></text:span><text:span text:style-name="T18"></text:span><text:span text:style-name="T15"> 4 (média/alta) </text:span><text:span text:style-name="T22"></text:span><text:span text:style-name="T10"> 3 (médio) <text:s text:c="2"/></text:span><text:span text:style-name="T22"></text:span><text:span text:style-name="T10"> 2 (médio/baixo) <text:s text:c="2"/></text:span><text:span text:style-name="T22"></text:span><text:span text:style-name="T10"> 1 (baixo)</text:span></text:p>
            <text:p text:style-name="P38">Explique: Dependendo do tipo de problema apresentado pelo <text:span text:style-name="T38">hardware</text:span>, reparos poderão ser realizados sem grandes alterações no cronograma, qualidade ou custo do projeto. Caso o problema seja de difícil identificação ou se for requerida reposição de uma peça, o fato deverá ser levado em consideração para que sejam alocados os recursos necessários para a realização do reparo.</text:p>
            <text:p text:style-name="Standard"/>
          </table:table-cell>
        </table:table-row>
        <table:table-row table:style-name="Table8.2">
          <table:table-cell table:style-name="Table8.A1" office:value-type="string">
            <text:p text:style-name="Standard"><text:span text:style-name="T7">Probabilidade:</text:span><text:span text:style-name="T10"> <text:s text:c="20"/></text:span><text:span text:style-name="T23"></text:span><text:span text:style-name="T25"> 5 (alto) <text:s/></text:span><text:span text:style-name="T23"></text:span><text:span text:style-name="T25"> 4 (médio/alto) <text:s/></text:span><text:span text:style-name="T18"></text:span><text:span text:style-name="T15"> 3 (média) </text:span><text:span text:style-name="T10"><text:s text:c="2"/></text:span><text:span text:style-name="T22"></text:span><text:span text:style-name="T10"> 2 (média/baixa) <text:s text:c="2"/></text:span><text:span text:style-name="T22"></text:span><text:span text:style-name="T10"> 1 (baixa)</text:span></text:p>
            <text:p text:style-name="P18">Explique: Problemas com peças de <text:span text:style-name="T38">hardware</text:span> são comuns em diversos aparelhos eletrônicos. Como o projeto apresenta vários componentes eletrônicos diversos, há considerável probabilidade de ocorrerem falhas.</text:p>
            <text:p text:style-name="Standard"/>
            <text:p text:style-name="Standard"/>
          </table:table-cell>
        </table:table-row>
      </table:table>
      <text:p text:style-name="P7"/>
      <text:p text:style-name="Standard"><text:span text:style-name="T3">3</text:span><text:span text:style-name="T6"></text:span><text:span text:style-name="T3"> Etapa:</text:span><text:span text:style-name="T4"> </text:span><text:span text:style-name="T7">Desenvolvimento da Resposta ao Risco</text:span></text:p>
      <table:table table:name="Table9" table:style-name="Table9">
        <table:table-column table:style-name="Table9.A"/>
        <table:table-column table:style-name="Table9.B"/>
        <table:table-row table:style-name="Table9.1">
          <table:table-cell table:style-name="Table9.A1" table:number-columns-spanned="2" office:value-type="string">
            <text:h text:style-name="P29" text:outline-level="1">Ações, Responsáveis e Datas de Conclusão</text:h>
          </table:table-cell>
          <table:covered-table-cell/>
        </table:table-row>
        <table:table-row table:style-name="Table9.2">
          <table:table-cell table:style-name="Table9.A2" table:number-columns-spanned="2" office:value-type="string">
            <text:p text:style-name="P23"><text:span text:style-name="T8">Estratégias e Ações</text:span><text:span text:style-name="T34"> para eliminar ou reduzir este risco (minimizar impacto e/ou probabilidade):</text:span></text:p>
            <text:p text:style-name="P18">Prevenir: Manter um estoque de peças reserva para a eventualidade de alguma falhar. Manter contato com professores que possam nos auxiliar caso o problema seja de difícil identificação ou conserto. Compra de peças de qualidade. Cautela ao manusear o hardware. Manter documentação com alterações e testes no hardware para facilitar identificação caso problemas ocorram. Manter vídeos do hardware funcionando caso ele venha a falhar nas demonstrações do projeto.</text:p>
            <text:p text:style-name="P18"/>
            <text:p text:style-name="P18">Mitigar: Caso algum problema técnico venha acontecer, os membros da equipe devem primeiro tentar identificar o problema e consertá-lo. Caso não seja possível identificar ou consertar de maneira rápida, serão alocados os recursos necessários para que os reparos sejam feitos pelos membros da equipe ou por um terceiro especializado.</text:p>
            <text:p text:style-name="P11"/>
          </table:table-cell>
          <table:covered-table-cell/>
        </table:table-row>
        <table:table-row table:style-name="Table9.3">
          <table:table-cell table:style-name="Table9.A3" office:value-type="string">
            <text:p text:style-name="P26">Impacto reavaliado: <text:s text:c="2"/>3 <text:s text:c="39"/></text:p>
          </table:table-cell>
          <table:table-cell table:style-name="Table9.B3" office:value-type="string">
            <text:p text:style-name="P26">Probabilidade reavaliada: 2</text:p>
          </table:table-cell>
        </table:table-row>
      </table:table>
      <text:p text:style-name="P10"/>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8">Elaborado por: Luís, Pedro, Ricardo, Stefan e Telmo.</text:p>
          </table:table-cell>
          <table:table-cell table:style-name="Table10.A1" office:value-type="string">
            <text:p text:style-name="P8">Data: 31/01/2013</text:p>
            <text:p text:style-name="P8"/>
          </table:table-cell>
          <table:table-cell table:style-name="Table10.C1" office:value-type="string">
            <text:p text:style-name="P1"><text:span text:style-name="T21"></text:span><text:span text:style-name="T11"> </text:span><text:span text:style-name="T9">Respostas incluídas na WBS/Cronograma</text:span></text:p>
          </table:table-cell>
          <table:table-cell table:style-name="Table10.D1" office:value-type="string">
            <text:p text:style-name="P9">Registros adicionais:</text:p>
            <text:h text:style-name="P30" text:outline-level="1">Verso ou Anexos</text:h>
          </table:table-cell>
        </table:table-row>
      </table:table>
      <text:p text:style-name="Standard">Formulário sugerido por Gasnier, 2000 Editora IMAN e alterado por Wille</text:p>
      <text:p text:style-name="Standard"/>
      <text:p text:style-name="P27">Planejamento de Riscos</text:p>
      <text:p text:style-name="P3"/>
      <table:table table:name="Table11" table:style-name="Table11">
        <table:table-column table:style-name="Table11.A"/>
        <table:table-row table:style-name="Table11.1">
          <table:table-cell table:style-name="Table11.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12" table:style-name="Table12">
        <table:table-column table:style-name="Table12.A"/>
        <table:table-column table:style-name="Table12.B"/>
        <table:table-row table:style-name="Table12.1">
          <table:table-cell table:style-name="Table12.A1" office:value-type="string">
            <text:p text:style-name="P6"><text:span text:style-name="T1">Denominação do risco</text:span>: Possibilidade do <text:span text:style-name="T38">software</text:span> apresentar problemas.</text:p>
          </table:table-cell>
          <table:table-cell table:style-name="Table12.B1" office:value-type="string">
            <text:p text:style-name="P24">N<text:span text:style-name="T5"></text:span> Identificação</text:p>
            <text:p text:style-name="P24">03</text:p>
          </table:table-cell>
        </table:table-row>
        <table:table-row table:style-name="Table12.1">
          <table:table-cell table:style-name="Table12.B1" table:number-columns-spanned="2" office:value-type="string">
            <text:p text:style-name="P6"><text:span text:style-name="T1">Descrição do risco:</text:span> Problemas decorrentes da programação ou dificuldades técnicas relacionadas ao programa desenvolvido</text:p>
            <text:p text:style-name="P17"/>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13" table:style-name="Table13">
        <table:table-column table:style-name="Table13.A"/>
        <table:table-row table:style-name="Table13.1">
          <table:table-cell table:style-name="Table13.A1" office:value-type="string">
            <text:p text:style-name="Standard"><text:span text:style-name="T7">Impacto</text:span><text:span text:style-name="T29">:</text:span><text:span text:style-name="T28"> <text:s text:c="27"/></text:span><text:span text:style-name="T23"></text:span><text:span text:style-name="T25"> 5 (alta) <text:s/></text:span><text:span text:style-name="T23"></text:span><text:span text:style-name="T10"> 4 (média/alta) </text:span><text:span text:style-name="T18"></text:span><text:span text:style-name="T15"> 3 (médio) <text:s/></text:span><text:span text:style-name="T10"><text:s/></text:span><text:span text:style-name="T22"></text:span><text:span text:style-name="T10"> 2 (médio/baixo) <text:s text:c="2"/></text:span><text:span text:style-name="T22"></text:span><text:span text:style-name="T10"> 1 (baixo)</text:span></text:p>
            <text:p text:style-name="P16">Explique: Dependendo do problema apresentado pelo <text:span text:style-name="T38">software</text:span>, o mesmo poderá ser reparado sem grandes alterações no cronograma, qualidade ou custo do projeto. Caso o problema seja de difícil identificação e conserto, o fato deverá ser informado ao gerente para que sejam alocados os recursos necessários (tempo, dinheiro, etc...) para que o conserto seja realizado.</text:p>
          </table:table-cell>
        </table:table-row>
        <table:table-row table:style-name="Table13.2">
          <table:table-cell table:style-name="Table13.A1" office:value-type="string">
            <text:p text:style-name="Standard"><text:span text:style-name="T12">Probabilidade:</text:span><text:span text:style-name="T10"> <text:s text:c="20"/></text:span><text:span text:style-name="T23"></text:span><text:span text:style-name="T25"> 5 (alto) <text:s/></text:span><text:span text:style-name="T23"></text:span><text:span text:style-name="T25"> 4 (médio/alto) <text:s/></text:span><text:span text:style-name="T18"></text:span><text:span text:style-name="T15"> 3 (média)</text:span><text:span text:style-name="T10"> <text:s text:c="2"/></text:span><text:span text:style-name="T22"></text:span><text:span text:style-name="T10"> 2 (média/baixa) <text:s text:c="2"/></text:span><text:span text:style-name="T22"></text:span><text:span text:style-name="T10"> 1 (baixa)</text:span></text:p>
            <text:p text:style-name="P16">Explique: Problemas com <text:span text:style-name="T38">software</text:span> são relativamente comuns de ocorrerem. Como muitas vezes não é possível realizar testes extensivos para garantir a corretude do programa, há probabilidade mediana de serem encontrados <text:span text:style-name="T38">bugs</text:span> ao ser utilizado o <text:span text:style-name="T38">software</text:span>.</text:p>
            <text:p text:style-name="Standard"/>
          </table:table-cell>
        </table:table-row>
      </table:table>
      <text:p text:style-name="P7"/>
      <text:p text:style-name="Standard"><text:span text:style-name="T3">3</text:span><text:span text:style-name="T6"></text:span><text:span text:style-name="T3"> Etapa:</text:span><text:span text:style-name="T4"> </text:span><text:span text:style-name="T7">Desenvolvimento da Resposta ao Risco</text:span></text:p>
      <table:table table:name="Table14" table:style-name="Table14">
        <table:table-column table:style-name="Table14.A"/>
        <table:table-column table:style-name="Table14.B"/>
        <table:table-row table:style-name="Table14.1">
          <table:table-cell table:style-name="Table14.A1" table:number-columns-spanned="2" office:value-type="string">
            <text:h text:style-name="P29" text:outline-level="1">Ações, Responsáveis e Datas de Conclusão</text:h>
          </table:table-cell>
          <table:covered-table-cell/>
        </table:table-row>
        <table:table-row table:style-name="Table14.2">
          <table:table-cell table:style-name="Table14.A2" table:number-columns-spanned="2" office:value-type="string">
            <text:p text:style-name="P23"><text:span text:style-name="T8">Estratégias e Ações</text:span><text:span text:style-name="T34"> para eliminar ou reduzir este risco (minimizar impacto e/ou probabilidade):</text:span></text:p>
            <text:p text:style-name="P18">Prevenir: Manter um repositório de versões do software, com adições, remoções, testes e correções documentadas. Realizar backup do software entre os membros da equipe e em repositórios online.</text:p>
            <text:p text:style-name="P18"/>
            <text:p text:style-name="P18">Mitigar: Caso algum problema técnico venha acontecer, os membros da equipe devem primeiro tentar identificar o problema e repará-lo. Caso não seja possível identificar ou consertar de maneira rápida, serão alocados os recursos necessários para que o conserto seja feito pelos membros da equipe ou um terceiro especializado. Em caso de urgência, utilizar a versão funcional mais atual. Ter em vídeo o software detalhado e funcionando também é uma medida pertinente no caso de haver falhas na apresentação do projeto.</text:p>
            <text:p text:style-name="P12"/>
          </table:table-cell>
          <table:covered-table-cell/>
        </table:table-row>
        <table:table-row table:style-name="Table14.3">
          <table:table-cell table:style-name="Table14.A3" office:value-type="string">
            <text:p text:style-name="P26">Impacto reavaliado: 2 <text:s text:c="41"/></text:p>
          </table:table-cell>
          <table:table-cell table:style-name="Table14.B3" office:value-type="string">
            <text:p text:style-name="P26">Probabilidade reavaliada: 2</text:p>
          </table:table-cell>
        </table:table-row>
      </table:table>
      <text:p text:style-name="P10"/>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8">Elaborado por: Luís, Pedro, Ricardo, Stefan e Telmo.</text:p>
          </table:table-cell>
          <table:table-cell table:style-name="Table15.A1" office:value-type="string">
            <text:p text:style-name="P8">Data: 31/01/2013</text:p>
            <text:p text:style-name="P8"/>
          </table:table-cell>
          <table:table-cell table:style-name="Table15.C1" office:value-type="string">
            <text:p text:style-name="P1"><text:span text:style-name="T21"></text:span><text:span text:style-name="T11"> </text:span><text:span text:style-name="T9">Respostas incluídas na WBS/Cronograma</text:span></text:p>
          </table:table-cell>
          <table:table-cell table:style-name="Table15.D1" office:value-type="string">
            <text:p text:style-name="P9">Registros adicionais:</text:p>
            <text:h text:style-name="P30" text:outline-level="1">Verso ou Anexos</text:h>
          </table:table-cell>
        </table:table-row>
      </table:table>
      <text:p text:style-name="Standard">Formulário sugerido por Gasnier, 2000 Editora IMAN e alterado por Wille</text:p>
      <text:p text:style-name="Standard"/>
      <text:p text:style-name="P27">Planejamento de Riscos</text:p>
      <text:p text:style-name="P3"/>
      <table:table table:name="Table16" table:style-name="Table16">
        <table:table-column table:style-name="Table16.A"/>
        <table:table-row table:style-name="Table16.1">
          <table:table-cell table:style-name="Table16.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17" table:style-name="Table17">
        <table:table-column table:style-name="Table17.A"/>
        <table:table-column table:style-name="Table17.B"/>
        <table:table-row table:style-name="Table17.1">
          <table:table-cell table:style-name="Table17.A1" office:value-type="string">
            <text:p text:style-name="P5"><text:span text:style-name="T1">Denominação do risco:</text:span> Não entrega de componentes ou entrega fora do prazo.</text:p>
            <text:p text:style-name="P14"/>
          </table:table-cell>
          <table:table-cell table:style-name="Table17.B1" office:value-type="string">
            <text:p text:style-name="P1"><text:span text:style-name="T9">N</text:span><text:span text:style-name="T5"></text:span><text:span text:style-name="T9"> Identificação</text:span></text:p>
            <text:p text:style-name="P9">04</text:p>
          </table:table-cell>
        </table:table-row>
        <table:table-row table:style-name="Table17.1">
          <table:table-cell table:style-name="Table17.B1" table:number-columns-spanned="2" office:value-type="string">
            <text:p text:style-name="P5"><text:span text:style-name="T1">Descrição</text:span> <text:span text:style-name="T1">do risco:</text:span> Alguns do componentes a serem utilizados para o desenvolvimento do projeto deverão ser comprados no exterior por serem inexistentes no Brasil ou muito mais caros de se comprar por aqui. Importar componentes gera incerteza em relação ao prazo de entrega.</text:p>
            <text:p text:style-name="P14"/>
            <text:p text:style-name="P14"/>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18" table:style-name="Table18">
        <table:table-column table:style-name="Table18.A"/>
        <table:table-row table:style-name="Table18.1">
          <table:table-cell table:style-name="Table18.A1" office:value-type="string">
            <text:p text:style-name="Standard"><text:span text:style-name="T7">Impacto</text:span><text:span text:style-name="T30">:</text:span><text:span text:style-name="T28"> <text:s text:c="27"/></text:span><text:span text:style-name="T18"></text:span><text:span text:style-name="T15"> 5 (alta)</text:span><text:span text:style-name="T25"> <text:s/></text:span><text:span text:style-name="T23"></text:span><text:span text:style-name="T10"> 4 (média/alta) </text:span><text:span text:style-name="T22"></text:span><text:span text:style-name="T10"> 3 (médio) <text:s text:c="2"/></text:span><text:span text:style-name="T22"></text:span><text:span text:style-name="T10"> 2 (médio/baixo</text:span><text:span text:style-name="T35">) <text:s text:c="2"/></text:span><text:span text:style-name="T36"></text:span><text:span text:style-name="T35"> 1 (baixo)</text:span></text:p>
            <text:p text:style-name="P17">Explique: Sem os componentes não é possível montar o <text:span text:style-name="T38">hardware</text:span> do projeto.</text:p>
          </table:table-cell>
        </table:table-row>
        <table:table-row table:style-name="Table18.2">
          <table:table-cell table:style-name="Table18.A1" office:value-type="string">
            <text:p text:style-name="Standard"><text:span text:style-name="T12">Probabilidade:</text:span><text:span text:style-name="T10"> <text:s text:c="20"/></text:span><text:span text:style-name="T23"></text:span><text:span text:style-name="T25"> 5 (alto) <text:s/></text:span><text:span text:style-name="T23"></text:span><text:span text:style-name="T25"> 4 (médio/alto) <text:s/></text:span><text:span text:style-name="T23"></text:span><text:span text:style-name="T25"> 3</text:span><text:span text:style-name="T10"> (média) <text:s text:c="2"/></text:span><text:span text:style-name="T18"></text:span><text:span text:style-name="T15"> 2 (média/baixa)</text:span><text:span text:style-name="T10"> <text:s text:c="2"/></text:span><text:span text:style-name="T22"></text:span><text:span text:style-name="T10"> 1 (baixa)</text:span></text:p>
            <text:p text:style-name="P16">Explique: Lojas internacionais raramente deixam de enviar o produto comprado. Se houver algum problema de entrega, é mais provável que ocorra devido às transportadoras ou demora na liberação do produto pelas alfândegas brasileiras.</text:p>
            <text:p text:style-name="Standard"/>
          </table:table-cell>
        </table:table-row>
      </table:table>
      <text:p text:style-name="P7"/>
      <text:p text:style-name="Standard"><text:span text:style-name="T3">3</text:span><text:span text:style-name="T6"></text:span><text:span text:style-name="T3"> Etapa:</text:span><text:span text:style-name="T4"> </text:span><text:span text:style-name="T7">Desenvolvimento da Resposta ao Risco</text:span></text:p>
      <table:table table:name="Table19" table:style-name="Table19">
        <table:table-column table:style-name="Table19.A"/>
        <table:table-column table:style-name="Table19.B"/>
        <table:table-row table:style-name="Table19.1">
          <table:table-cell table:style-name="Table19.A1" table:number-columns-spanned="2" office:value-type="string">
            <text:h text:style-name="P29" text:outline-level="1">Ações, Responsáveis e Datas de Conclusão</text:h>
          </table:table-cell>
          <table:covered-table-cell/>
        </table:table-row>
        <table:table-row table:style-name="Table19.2">
          <table:table-cell table:style-name="Table19.A2" table:number-columns-spanned="2" office:value-type="string">
            <text:p text:style-name="P21">Estratégias e Ações para eliminar ou reduzir este risco (minimizar impacto e/ou probabilidade):</text:p>
            <text:p text:style-name="P18">Prevenir: Comprar de lojas confiáveis no exterior, que apresentem boa reputação e de preferência que já tenham sido utilizadas com sucesso por membros da equipe no passado.</text:p>
            <text:p text:style-name="P18">Comprar componentes com bastante antecedência à sua utilização para evitar que possíveis atrasos na entrega sejam danosos ao projeto.</text:p>
            <text:p text:style-name="P18"/>
            <text:p text:style-name="P18">Mitigar: Pesquisar lojas nacionais que ofereçam os mesmos componentes para encomendar os produtos caso haja atrasos ou problemas na entrega, de forma a minimizar os prejuízos ao cronograma do projeto.</text:p>
            <text:p text:style-name="P17"/>
            <text:p text:style-name="P17"/>
            <text:p text:style-name="P20"/>
            <text:p text:style-name="P20"/>
          </table:table-cell>
          <table:covered-table-cell/>
        </table:table-row>
        <table:table-row table:style-name="Table19.3">
          <table:table-cell table:style-name="Table19.A3" office:value-type="string">
            <text:p text:style-name="P26">Impacto reavaliado: <text:s/>4 <text:s text:c="40"/></text:p>
          </table:table-cell>
          <table:table-cell table:style-name="Table19.B3" office:value-type="string">
            <text:p text:style-name="P26">Probabilidade reavaliada: 2</text:p>
          </table:table-cell>
        </table:table-row>
      </table:table>
      <text:p text:style-name="P10"/>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8">Elaborado por: Luís, Pedro, Ricardo, Stefan e Telmo.</text:p>
          </table:table-cell>
          <table:table-cell table:style-name="Table20.A1" office:value-type="string">
            <text:p text:style-name="P8">Data: 31/01/2013</text:p>
            <text:p text:style-name="P8"/>
          </table:table-cell>
          <table:table-cell table:style-name="Table20.C1" office:value-type="string">
            <text:p text:style-name="P1"><text:span text:style-name="T21"></text:span><text:span text:style-name="T11"> </text:span><text:span text:style-name="T9">Respostas incluídas na WBS/Cronograma</text:span></text:p>
          </table:table-cell>
          <table:table-cell table:style-name="Table20.D1" office:value-type="string">
            <text:p text:style-name="P9">Registros adicionais:</text:p>
            <text:h text:style-name="P30" text:outline-level="1">Verso ou Anexos</text:h>
          </table:table-cell>
        </table:table-row>
      </table:table>
      <text:p text:style-name="Standard">Formulário sugerido por Gasnier, 2000 Editora IMAN e alterado por Wille</text:p>
      <text:p text:style-name="Standard"/>
      <text:p text:style-name="P28"/>
      <text:h text:style-name="P33" text:outline-level="3">Planejamento de Riscos</text:h>
      <text:p text:style-name="P3"/>
      <table:table table:name="Table21" table:style-name="Table21">
        <table:table-column table:style-name="Table21.A"/>
        <table:table-row table:style-name="Table21.1">
          <table:table-cell table:style-name="Table21.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T1">Denominação do risco:</text:span> Taxação dos componentes comprados no exterior</text:p>
            <text:p text:style-name="P14"/>
          </table:table-cell>
          <table:table-cell table:style-name="Table22.B1" office:value-type="string">
            <text:p text:style-name="P1"><text:span text:style-name="T9">N</text:span><text:span text:style-name="T5"></text:span><text:span text:style-name="T9"> Identificação</text:span></text:p>
            <text:p text:style-name="P9">05</text:p>
          </table:table-cell>
        </table:table-row>
        <table:table-row table:style-name="Table22.1">
          <table:table-cell table:style-name="Table22.B1" table:number-columns-spanned="2" office:value-type="string">
            <text:p text:style-name="P5"><text:span text:style-name="T1">Descrição</text:span> <text:span text:style-name="T1">do risco</text:span>: Para compras de componentes em sites do exterior existe o risco de, na alfândega brasileira, ocorrer cobrança de imposto de importação e ICMS, o que pode encarecer o custo desses componentes em até 100%. Além disso, podem haver atrasos na entrega por conta da cobrança das taxas.</text:p>
            <text:p text:style-name="P14"/>
            <text:p text:style-name="P14"/>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23" table:style-name="Table23">
        <table:table-column table:style-name="Table23.A"/>
        <table:table-row table:style-name="Table23.1">
          <table:table-cell table:style-name="Table23.A1" office:value-type="string">
            <text:p text:style-name="Standard"><text:span text:style-name="T7">Impacto</text:span><text:span text:style-name="T29">:</text:span><text:span text:style-name="T28"> <text:s text:c="27"/></text:span><text:span text:style-name="T23"></text:span><text:span text:style-name="T25"> 5 (alta) <text:s/></text:span><text:span text:style-name="T23"></text:span><text:span text:style-name="T10"> 4 (média/alta) </text:span><text:span text:style-name="T22"></text:span><text:span text:style-name="T10"> 3 (médio) <text:s text:c="2"/></text:span><text:span text:style-name="T18"></text:span><text:span text:style-name="T15"> 2 (médio/baixo)</text:span><text:span text:style-name="T10"> <text:s text:c="2"/></text:span><text:span text:style-name="T22"></text:span><text:span text:style-name="T10"> 1 (baixo)</text:span></text:p>
            <text:p text:style-name="P16">Explique: A compra de componentes no exterior muito provavelmente não ultrapassará o valor limite do orçamento, mesmo com as taxas de importação. Os atrasos por conta de taxação normalmente não são muito expressivos.</text:p>
          </table:table-cell>
        </table:table-row>
        <table:table-row table:style-name="Table23.2">
          <table:table-cell table:style-name="Table23.A1" office:value-type="string">
            <text:p text:style-name="Standard"><text:span text:style-name="T7">Probabilidade:</text:span><text:span text:style-name="T10"> <text:s text:c="20"/></text:span><text:span text:style-name="T18"></text:span><text:span text:style-name="T15"> 5 (alto)</text:span><text:span text:style-name="T25"> <text:s/></text:span><text:span text:style-name="T23"></text:span><text:span text:style-name="T25"> 4 (médio/alto) <text:s/></text:span><text:span text:style-name="T23"></text:span><text:span text:style-name="T25"> 3</text:span><text:span text:style-name="T10"> (média) <text:s text:c="2"/></text:span><text:span text:style-name="T22"></text:span><text:span text:style-name="T10"> 2 (média/baixa) <text:s text:c="2"/></text:span><text:span text:style-name="T22"></text:span><text:span text:style-name="T10"> 1 (baixa)</text:span></text:p>
            <text:p text:style-name="P18">Explique: A maioria das encomendas remetidas por empresas internacionais ao Brasil é taxada.</text:p>
            <text:p text:style-name="Standard"/>
            <text:p text:style-name="Standard"/>
          </table:table-cell>
        </table:table-row>
      </table:table>
      <text:p text:style-name="P7"/>
      <text:p text:style-name="P22"><text:span text:style-name="T3">3</text:span><text:span text:style-name="T6"></text:span><text:span text:style-name="T3"> Etapa: </text:span><text:span text:style-name="T8">Desenvolvimento da Resposta ao Risco</text:span></text:p>
      <table:table table:name="Table24" table:style-name="Table24">
        <table:table-column table:style-name="Table24.A"/>
        <table:table-column table:style-name="Table24.B"/>
        <table:table-row table:style-name="Table24.1">
          <table:table-cell table:style-name="Table24.A1" table:number-columns-spanned="2" office:value-type="string">
            <text:h text:style-name="P29" text:outline-level="1">Ações, Responsáveis e Datas de Conclusão</text:h>
          </table:table-cell>
          <table:covered-table-cell/>
        </table:table-row>
        <table:table-row table:style-name="Table24.2">
          <table:table-cell table:style-name="Table24.A2" table:number-columns-spanned="2" office:value-type="string">
            <text:p text:style-name="P23"><text:span text:style-name="T8">Estratégias e Ações</text:span><text:span text:style-name="T34"> para eliminar ou reduzir este risco (minimizar impacto e/ou probabilidade):</text:span></text:p>
            <text:p text:style-name="P13"/>
            <text:p text:style-name="P25">Mitigar: Reservar dinheiro para possível pagamento de impostos, e efetuar o pagamento o mais rapidamente possível, caso seja solicitado, de forma que o produto fique retido o menor tempo possível na alfândega. Dessa forma o impacto no cronograma será minimizado.</text:p>
            <text:p text:style-name="P8"/>
            <text:p text:style-name="P8"/>
            <text:p text:style-name="P11"/>
            <text:p text:style-name="P11"/>
            <text:p text:style-name="P11"/>
          </table:table-cell>
          <table:covered-table-cell/>
        </table:table-row>
        <table:table-row table:style-name="Table24.3">
          <table:table-cell table:style-name="Table24.A3" office:value-type="string">
            <text:p text:style-name="P26">Impacto reavaliado: <text:s/>2 <text:s text:c="40"/></text:p>
          </table:table-cell>
          <table:table-cell table:style-name="Table24.B3" office:value-type="string">
            <text:p text:style-name="P26">Probabilidade reavaliada: 5</text:p>
          </table:table-cell>
        </table:table-row>
      </table:table>
      <text:p text:style-name="P10"/>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8">Elaborado por: Luís, Pedro, Ricardo, Stefan e Telmo.</text:p>
          </table:table-cell>
          <table:table-cell table:style-name="Table25.A1" office:value-type="string">
            <text:p text:style-name="P8">Data: 31/01/2013</text:p>
            <text:p text:style-name="P8"/>
          </table:table-cell>
          <table:table-cell table:style-name="Table25.C1" office:value-type="string">
            <text:p text:style-name="P1"><text:span text:style-name="T21"></text:span><text:span text:style-name="T11"> </text:span><text:span text:style-name="T9">Respostas incluídas na WBS/Cronograma</text:span></text:p>
          </table:table-cell>
          <table:table-cell table:style-name="Table25.D1" office:value-type="string">
            <text:p text:style-name="P9">Registros adicionais:</text:p>
            <text:h text:style-name="P30" text:outline-level="1">Verso ou Anexos</text:h>
          </table:table-cell>
        </table:table-row>
      </table:table>
      <text:p text:style-name="Standard">Formulário sugerido por Gasnier, 2000 Editora IMAN e alterado por Wille</text:p>
      <text:p text:style-name="Standard"/>
      <text:p text:style-name="P28"/>
      <text:h text:style-name="P33" text:outline-level="3">Planejamento de Riscos</text:h>
      <text:p text:style-name="P3"/>
      <table:table table:name="Table26" table:style-name="Table26">
        <table:table-column table:style-name="Table26.A"/>
        <table:table-row table:style-name="Table26.1">
          <table:table-cell table:style-name="Table26.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T1">Denominação do risco:</text:span> Necessidade de mudança de escopo</text:p>
            <text:p text:style-name="Standard"/>
          </table:table-cell>
          <table:table-cell table:style-name="Table27.B1" office:value-type="string">
            <text:p text:style-name="P1"><text:span text:style-name="T9">N</text:span><text:span text:style-name="T5"></text:span><text:span text:style-name="T9"> Identificação</text:span></text:p>
            <text:p text:style-name="P9">06</text:p>
          </table:table-cell>
        </table:table-row>
        <table:table-row table:style-name="Table27.1">
          <table:table-cell table:style-name="Table27.B1" table:number-columns-spanned="2" office:value-type="string">
            <text:p text:style-name="P5"><text:span text:style-name="T1">Descrição do risco:</text:span> Caso ocorram muitos problemas, previstos ou não, e isso impossibilite a conclusão total do projeto, o escopo deverá ser diminuido para o que será possível concluir o projeto com utilizando os recursos (humanos, tempo, dinheiro, etc...) disponíveis.</text:p>
            <text:p text:style-name="Standard"/>
            <text:p text:style-name="Standard"/>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28" table:style-name="Table28">
        <table:table-column table:style-name="Table28.A"/>
        <table:table-row table:style-name="Table28.1">
          <table:table-cell table:style-name="Table28.A1" office:value-type="string">
            <text:p text:style-name="Standard"><text:span text:style-name="T7">Impacto</text:span><text:span text:style-name="T30">:</text:span><text:span text:style-name="T28"> <text:s text:c="27"/></text:span><text:span text:style-name="T23"></text:span><text:span text:style-name="T25"> 5 (alta) <text:s/></text:span><text:span text:style-name="T23"></text:span><text:span text:style-name="T10"> 4 (média/alta</text:span><text:span text:style-name="T35">) </text:span><text:span text:style-name="T18"></text:span><text:span text:style-name="T15"> 3 (médio)</text:span><text:span text:style-name="T10"> <text:s text:c="2"/></text:span><text:span text:style-name="T22"></text:span><text:span text:style-name="T10"> 2 (médio/baixo) <text:s text:c="2"/></text:span><text:span text:style-name="T22"></text:span><text:span text:style-name="T10"> 1 (baixo)</text:span></text:p>
            <text:p text:style-name="P36">Explique: A diminuição de escopo é um risco que pode ocorrer caso os recursos disponíveis não sejam suficientes para concluir o projeto em sua totalidade. O escopo deverá ser refeito considerando as limitações. <text:s/></text:p>
            <text:p text:style-name="Standard"/>
          </table:table-cell>
        </table:table-row>
        <table:table-row table:style-name="Table28.2">
          <table:table-cell table:style-name="Table28.A1" office:value-type="string">
            <text:p text:style-name="Standard"><text:span text:style-name="T7">Probabilidade:</text:span><text:span text:style-name="T10"> <text:s text:c="20"/></text:span><text:span text:style-name="T23"></text:span><text:span text:style-name="T25"> 5 (alto) <text:s/></text:span><text:span text:style-name="T18"></text:span><text:span text:style-name="T15"> 4 (médio/alto)</text:span><text:span text:style-name="T25"> <text:s/></text:span><text:span text:style-name="T23"></text:span><text:span text:style-name="T25"> 3</text:span><text:span text:style-name="T10"> (média) <text:s text:c="2"/></text:span><text:span text:style-name="T22"></text:span><text:span text:style-name="T10"> 2 (média/baixa) <text:s text:c="2"/></text:span><text:span text:style-name="T22"></text:span><text:span text:style-name="T10"> 1 (baixa)</text:span></text:p>
            <text:p text:style-name="P16">Explique: A diminuição de escopo é um último caso a ser analisado quando os recursos disponíveis impossibilitem a completude do projeto, ou quando existe recomendação proposta pelos <text:span text:style-name="T38">sponsors</text:span> do projeto. <text:s/></text:p>
            <text:p text:style-name="Standard"/>
          </table:table-cell>
        </table:table-row>
      </table:table>
      <text:p text:style-name="P7"/>
      <text:p text:style-name="Standard"><text:span text:style-name="T3">3</text:span><text:span text:style-name="T6"></text:span><text:span text:style-name="T3"> Etapa:</text:span><text:span text:style-name="T4"> </text:span><text:span text:style-name="T7">Desenvolvimento da Resposta ao Risco</text:span></text:p>
      <table:table table:name="Table29" table:style-name="Table29">
        <table:table-column table:style-name="Table29.A"/>
        <table:table-column table:style-name="Table29.B"/>
        <table:table-row table:style-name="Table29.1">
          <table:table-cell table:style-name="Table29.A1" table:number-columns-spanned="2" office:value-type="string">
            <text:h text:style-name="P29" text:outline-level="1">Ações, Responsáveis e Datas de Conclusão</text:h>
          </table:table-cell>
          <table:covered-table-cell/>
        </table:table-row>
        <table:table-row table:style-name="Table29.2">
          <table:table-cell table:style-name="Table29.A2" table:number-columns-spanned="2" office:value-type="string">
            <text:p text:style-name="P23"><text:span text:style-name="T8">Estratégias e Ações</text:span><text:span text:style-name="T34"> para eliminar ou reduzir este risco (minimizar impacto e/ou probabilidade):</text:span></text:p>
            <text:p text:style-name="P37">Prevenir: Manter um contato constante com os sponsors do projeto e manter um planejamento eficiente para que os recursos permitam que o projeto seja realizado em sua totalidade.</text:p>
            <text:p text:style-name="P37"/>
            <text:p text:style-name="P37">Mitigar: Caso o escopo seja reajustado, a equipe deverá reportar o fato aos sponsors do projeto. Deve ser informado o novo escopo e as dificuldades que impediram o escopo anterior de ser realizado.</text:p>
            <text:p text:style-name="P12"/>
            <text:p text:style-name="P8"/>
            <text:p text:style-name="P8"/>
            <text:p text:style-name="P11"/>
            <text:p text:style-name="P11"/>
          </table:table-cell>
          <table:covered-table-cell/>
        </table:table-row>
        <table:table-row table:style-name="Table29.3">
          <table:table-cell table:style-name="Table29.A3" office:value-type="string">
            <text:p text:style-name="P26">Impacto reavaliado: 3 <text:s text:c="41"/></text:p>
          </table:table-cell>
          <table:table-cell table:style-name="Table29.B3" office:value-type="string">
            <text:p text:style-name="P26">Probabilidade reavaliada: 3</text:p>
          </table:table-cell>
        </table:table-row>
      </table:table>
      <text:p text:style-name="P10"/>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8">Elaborado por: Luís, Pedro, Ricardo, Stefan e Telmo.</text:p>
          </table:table-cell>
          <table:table-cell table:style-name="Table30.A1" office:value-type="string">
            <text:p text:style-name="P8">Data: 31/01/2013</text:p>
            <text:p text:style-name="P8"/>
          </table:table-cell>
          <table:table-cell table:style-name="Table30.C1" office:value-type="string">
            <text:p text:style-name="P1"><text:span text:style-name="T21"></text:span><text:span text:style-name="T11"> </text:span><text:span text:style-name="T9">Respostas incluídas na WBS/Cronograma</text:span></text:p>
          </table:table-cell>
          <table:table-cell table:style-name="Table30.D1" office:value-type="string">
            <text:p text:style-name="P9">Registros adicionais:</text:p>
            <text:h text:style-name="P30" text:outline-level="1">Verso ou Anexos</text:h>
          </table:table-cell>
        </table:table-row>
      </table:table>
      <text:p text:style-name="Standard">Formulário sugerido por Gasnier, 2000 Editora IMAN e alterado por Wille</text:p>
      <text:p text:style-name="Standard"/>
      <text:p text:style-name="P28"/>
      <text:h text:style-name="P32" text:outline-level="3">Planejamento de Riscos</text:h>
      <text:p text:style-name="P3"/>
      <table:table table:name="Table31" table:style-name="Table31">
        <table:table-column table:style-name="Table31.A"/>
        <table:table-row table:style-name="Table31.1">
          <table:table-cell table:style-name="Table31.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32" table:style-name="Table32">
        <table:table-column table:style-name="Table32.A"/>
        <table:table-column table:style-name="Table32.B"/>
        <table:table-row table:style-name="Table32.1">
          <table:table-cell table:style-name="Table32.A1" office:value-type="string">
            <text:p text:style-name="P5"><text:span text:style-name="T1">Denominação do risco: </text:span>Impossibilidade de uso do robô em certos horários.</text:p>
            <text:p text:style-name="Standard"/>
          </table:table-cell>
          <table:table-cell table:style-name="Table32.B1" office:value-type="string">
            <text:p text:style-name="P1"><text:span text:style-name="T9">N</text:span><text:span text:style-name="T5"></text:span><text:span text:style-name="T9"> Identificação</text:span></text:p>
            <text:p text:style-name="P9">07</text:p>
          </table:table-cell>
        </table:table-row>
        <table:table-row table:style-name="Table32.1">
          <table:table-cell table:style-name="Table32.B1" table:number-columns-spanned="2" office:value-type="string">
            <text:p text:style-name="P4"><text:span text:style-name="T1">Descrição do risco: </text:span>O robô é patrimônio da universidade, e, portanto o uso dele é restrito aos dias e horários em que há disponibilidade tanto de equipamento quanto de laboratório para a equipe. </text:p>
            <text:p text:style-name="Standard"/>
            <text:p text:style-name="Standard"/>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33" table:style-name="Table33">
        <table:table-column table:style-name="Table33.A"/>
        <table:table-row table:style-name="Table33.1">
          <table:table-cell table:style-name="Table33.A1" office:value-type="string">
            <text:p text:style-name="Standard"><text:span text:style-name="T7">Impacto</text:span><text:span text:style-name="T29">:</text:span><text:span text:style-name="T28"> <text:s text:c="27"/></text:span><text:span text:style-name="T23"></text:span><text:span text:style-name="T25"> 5 (alta) <text:s/></text:span><text:span text:style-name="T18"></text:span><text:span text:style-name="T15"> 4 (média/alta)</text:span><text:span text:style-name="T10"> </text:span><text:span text:style-name="T22"></text:span><text:span text:style-name="T10"> 3 (médio) <text:s text:c="2"/></text:span><text:span text:style-name="T22"></text:span><text:span text:style-name="T10"> 2 (médio/baixo) <text:s text:c="2"/></text:span><text:span text:style-name="T22"></text:span><text:span text:style-name="T10"> 1 (baixo)</text:span></text:p>
            <text:p text:style-name="P16">Explique: O impacto de não ser possível manusear diretamente o robô é expressivo, uma vez que há previsão de que muitos testes tenham que ser feitos, e o tempo gasto com o desenvolvimento do <text:span text:style-name="T37">hardware </text:span>provavelmente será considerável. O acesso ao robô é imprescindível para o bom andamento do projeto.</text:p>
            <text:p text:style-name="Standard"/>
          </table:table-cell>
        </table:table-row>
        <table:table-row table:style-name="Table33.2">
          <table:table-cell table:style-name="Table33.A1" office:value-type="string">
            <text:p text:style-name="Standard"><text:span text:style-name="T7">Probabilidade:</text:span><text:span text:style-name="T10"> <text:s text:c="20"/></text:span><text:span text:style-name="T23"></text:span><text:span text:style-name="T25"> 5 (alto) <text:s/></text:span><text:span text:style-name="T23"></text:span><text:span text:style-name="T25"> 4 (médio/alto) <text:s/></text:span><text:span text:style-name="T23"></text:span><text:span text:style-name="T25"> 3 (média)</text:span><text:span text:style-name="T15"> <text:s text:c="2"/></text:span><text:span text:style-name="T18"></text:span><text:span text:style-name="T15"> 2 (média/baixa)</text:span><text:span text:style-name="T10"> <text:s text:c="2"/></text:span><text:span text:style-name="T22"></text:span><text:span text:style-name="T10"> 1 (baixa)</text:span></text:p>
            <text:p text:style-name="P15">Explique: Há modesta probabilidade de não ser possível ter acesso direto ao robô, uma vez que o robô é patrimônio da universidade e a sua utilização deve ser previamente autorizada pelos sponsors.</text:p>
            <text:p text:style-name="Standard"/>
          </table:table-cell>
        </table:table-row>
      </table:table>
      <text:p text:style-name="P7"/>
      <text:p text:style-name="Standard"><text:span text:style-name="T31">3</text:span><text:span text:style-name="T6"></text:span><text:span text:style-name="T31"> Etapa:</text:span><text:span text:style-name="T32"> </text:span><text:span text:style-name="T33">Desenvolvimento da Resposta ao Risco</text:span></text:p>
      <table:table table:name="Table34" table:style-name="Table34">
        <table:table-column table:style-name="Table34.A"/>
        <table:table-column table:style-name="Table34.B"/>
        <table:table-row table:style-name="Table34.1">
          <table:table-cell table:style-name="Table34.A1" table:number-columns-spanned="2" office:value-type="string">
            <text:h text:style-name="P29" text:outline-level="1">Ações, Responsáveis e Datas de Conclusão</text:h>
          </table:table-cell>
          <table:covered-table-cell/>
        </table:table-row>
        <table:table-row table:style-name="Table34.2">
          <table:table-cell table:style-name="Table34.A2" table:number-columns-spanned="2" office:value-type="string">
            <text:p text:style-name="P21">Estratégias e Ações para eliminar ou reduzir este risco (minimizar impacto e/ou probabilidade):</text:p>
            <text:p text:style-name="P17"/>
            <text:p text:style-name="P17"/>
            <text:p text:style-name="P17">Mitigar: Marcar previamente os horários para ter acesso garantido ao robô e organizar o cronograma de acordo com os horários de disponibilidade do robô.</text:p>
            <text:p text:style-name="Standard"/>
            <text:p text:style-name="Standard"/>
            <text:p text:style-name="P19"/>
            <text:p text:style-name="P19"/>
            <text:p text:style-name="P19"/>
          </table:table-cell>
          <table:covered-table-cell/>
        </table:table-row>
        <table:table-row table:style-name="Table34.3">
          <table:table-cell table:style-name="Table34.A3" office:value-type="string">
            <text:p text:style-name="P26">Impacto reavaliado: <text:s/>4 <text:s text:c="40"/></text:p>
          </table:table-cell>
          <table:table-cell table:style-name="Table34.B3" office:value-type="string">
            <text:p text:style-name="P26">Probabilidade reavaliada: 1</text:p>
          </table:table-cell>
        </table:table-row>
      </table:table>
      <text:p text:style-name="P10"/>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8">Elaborado por: Luís, Pedro, Ricardo, Stefan e Telmo.</text:p>
          </table:table-cell>
          <table:table-cell table:style-name="Table35.A1" office:value-type="string">
            <text:p text:style-name="P8">Data: 31/01/2013</text:p>
            <text:p text:style-name="P8"/>
          </table:table-cell>
          <table:table-cell table:style-name="Table35.C1" office:value-type="string">
            <text:p text:style-name="P1"><text:span text:style-name="T21"></text:span><text:span text:style-name="T11"> </text:span><text:span text:style-name="T9">Respostas incluídas na WBS/Cronograma</text:span></text:p>
          </table:table-cell>
          <table:table-cell table:style-name="Table35.D1" office:value-type="string">
            <text:p text:style-name="P9">Registros adicionais:</text:p>
            <text:h text:style-name="P30" text:outline-level="1">Verso ou Anexos</text:h>
          </table:table-cell>
        </table:table-row>
      </table:table>
      <text:p text:style-name="Standard">Formulário sugerido por Gasnier, 2000 Editora IMAN e alterado por Wille</text:p>
      <text:h text:style-name="P35" text:outline-level="3">Planejamento de Riscos</text:h>
      <text:p text:style-name="P3"/>
      <table:table table:name="Table36" table:style-name="Table36">
        <table:table-column table:style-name="Table36.A"/>
        <table:table-row table:style-name="Table36.1">
          <table:table-cell table:style-name="Table36.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37" table:style-name="Table37">
        <table:table-column table:style-name="Table37.A"/>
        <table:table-column table:style-name="Table37.B"/>
        <table:table-row table:style-name="Table37.1">
          <table:table-cell table:style-name="Table37.A1" office:value-type="string">
            <text:p text:style-name="P5"><text:span text:style-name="T1">Denominação do risco: </text:span><text:span text:style-name="T39">Problemas no planejamento e confecção da placa de circuito impresso.</text:span></text:p>
            <text:p text:style-name="Standard"/>
          </table:table-cell>
          <table:table-cell table:style-name="Table37.B1" office:value-type="string">
            <text:p text:style-name="P1"><text:span text:style-name="T9">N</text:span><text:span text:style-name="T5"></text:span><text:span text:style-name="T9"> Identificação</text:span></text:p>
            <text:p text:style-name="P9">08</text:p>
          </table:table-cell>
        </table:table-row>
        <table:table-row table:style-name="Table37.1">
          <table:table-cell table:style-name="Table37.B1" table:number-columns-spanned="2" office:value-type="string">
            <text:p text:style-name="P4"><text:span text:style-name="T1">Descrição do risco: </text:span><text:span text:style-name="T39">Problemas na elaboração do modelo do circuito ou dificuldades com os fabricantes da placa.</text:span></text:p>
            <text:p text:style-name="Standard"/>
            <text:p text:style-name="Standard"/>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38" table:style-name="Table38">
        <table:table-column table:style-name="Table38.A"/>
        <table:table-row table:style-name="Table38.1">
          <table:table-cell table:style-name="Table38.A1" office:value-type="string">
            <text:p text:style-name="Standard"><text:span text:style-name="T7">Impacto</text:span><text:span text:style-name="T29">:</text:span><text:span text:style-name="T28"> <text:s text:c="27"/></text:span><text:span text:style-name="T23"></text:span><text:span text:style-name="T25"> 5 (alta) <text:s/></text:span><text:span text:style-name="T18"></text:span><text:span text:style-name="T15"> 4 (média/alta)</text:span><text:span text:style-name="T10"> </text:span><text:span text:style-name="T22"></text:span><text:span text:style-name="T10"> 3 (médio) <text:s text:c="2"/></text:span><text:span text:style-name="T22"></text:span><text:span text:style-name="T10"> 2 (médio/baixo) <text:s text:c="2"/></text:span><text:span text:style-name="T22"></text:span><text:span text:style-name="T10"> 1 (baixo)</text:span></text:p>
            <text:p text:style-name="P16">Explique: dificuldades com a placa de circuitos impresso tem impacto direto no desenvolvimento do <text:span text:style-name="T38">hardware </text:span><text:span text:style-name="T40">e realização dos testes, uma vez que dependem da placa estar disponível e funcionando.</text:span></text:p>
            <text:p text:style-name="Standard"/>
          </table:table-cell>
        </table:table-row>
        <table:table-row table:style-name="Table38.2">
          <table:table-cell table:style-name="Table38.A1" office:value-type="string">
            <text:p text:style-name="Standard"><text:span text:style-name="T7">Probabilidade:</text:span><text:span text:style-name="T10"> <text:s text:c="20"/></text:span><text:span text:style-name="T23"></text:span><text:span text:style-name="T25"> 5 (alto) <text:s/></text:span><text:span text:style-name="T23"></text:span><text:span text:style-name="T25"> 4 (médio/alto) <text:s/></text:span><text:span text:style-name="T20"></text:span><text:span text:style-name="T17"> 3 (média)</text:span><text:span text:style-name="T15"> <text:s text:c="2"/></text:span><text:span text:style-name="T24"></text:span><text:span text:style-name="T27"> 2 (média/baixa)</text:span><text:span text:style-name="T10"> <text:s text:c="2"/></text:span><text:span text:style-name="T22"></text:span><text:span text:style-name="T10"> 1 (baixa)</text:span></text:p>
            <text:p text:style-name="P15">Explique: possuimos um integrante na equipe que possui experiência com desenvolvimento de placas de circuito impresso. Portanto a probabilidade de ocorrerem problemas é media.</text:p>
            <text:p text:style-name="Standard"/>
          </table:table-cell>
        </table:table-row>
      </table:table>
      <text:p text:style-name="P7"/>
      <text:p text:style-name="Standard"><text:span text:style-name="T31">3</text:span><text:span text:style-name="T6"></text:span><text:span text:style-name="T31"> Etapa:</text:span><text:span text:style-name="T32"> </text:span><text:span text:style-name="T33">Desenvolvimento da Resposta ao Risco</text:span></text:p>
      <table:table table:name="Table39" table:style-name="Table39">
        <table:table-column table:style-name="Table39.A"/>
        <table:table-column table:style-name="Table39.B"/>
        <table:table-row table:style-name="Table39.1">
          <table:table-cell table:style-name="Table39.A1" table:number-columns-spanned="2" office:value-type="string">
            <text:h text:style-name="P29" text:outline-level="1">Ações, Responsáveis e Datas de Conclusão</text:h>
          </table:table-cell>
          <table:covered-table-cell/>
        </table:table-row>
        <table:table-row table:style-name="Table39.2">
          <table:table-cell table:style-name="Table39.A2" table:number-columns-spanned="2" office:value-type="string">
            <text:p text:style-name="P21">Estratégias e Ações para eliminar ou reduzir este risco (minimizar impacto e/ou probabilidade):</text:p>
            <text:p text:style-name="P17">Prevenir: Buscar documentação a respeito dos <text:span text:style-name="T38">softwares</text:span> para modelagem de circuitos impressos.</text:p>
            <text:p text:style-name="P17"/>
            <text:p text:style-name="P17"/>
            <text:p text:style-name="P17">Mitigar: Buscar auxílio com pessoas mais especializadas na área (por exemplo, professores da universidade).</text:p>
            <text:p text:style-name="Standard"/>
            <text:p text:style-name="Standard"/>
            <text:p text:style-name="P19"/>
            <text:p text:style-name="P19"/>
            <text:p text:style-name="P19"/>
          </table:table-cell>
          <table:covered-table-cell/>
        </table:table-row>
        <table:table-row table:style-name="Table39.3">
          <table:table-cell table:style-name="Table39.A3" office:value-type="string">
            <text:p text:style-name="P26">Impacto reavaliado: <text:s/>4 <text:s text:c="40"/></text:p>
          </table:table-cell>
          <table:table-cell table:style-name="Table39.B3" office:value-type="string">
            <text:p text:style-name="P26">Probabilidade reavaliada: 1</text:p>
          </table:table-cell>
        </table:table-row>
      </table:table>
      <text:p text:style-name="P10"/>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8">Elaborado por: Luís, Pedro, Ricardo, Stefan e Telmo.</text:p>
          </table:table-cell>
          <table:table-cell table:style-name="Table40.A1" office:value-type="string">
            <text:p text:style-name="P8">Data: 31/01/2013</text:p>
            <text:p text:style-name="P8"/>
          </table:table-cell>
          <table:table-cell table:style-name="Table40.C1" office:value-type="string">
            <text:p text:style-name="P1"><text:span text:style-name="T21"></text:span><text:span text:style-name="T11"> </text:span><text:span text:style-name="T9">Respostas incluídas na WBS/Cronograma</text:span></text:p>
          </table:table-cell>
          <table:table-cell table:style-name="Table40.D1" office:value-type="string">
            <text:p text:style-name="P9">Registros adicionais:</text:p>
            <text:h text:style-name="P30" text:outline-level="1">Verso ou Anexos</text:h>
          </table:table-cell>
        </table:table-row>
      </table:table>
      <text:p text:style-name="Standard">Formulário sugerido por Gasnier, 2000 Editora IMAN e alterado por Wille</text:p>
      <text:h text:style-name="P35" text:outline-level="3">Planejamento de Riscos</text:h>
      <text:p text:style-name="P3"/>
      <table:table table:name="Table41" table:style-name="Table41">
        <table:table-column table:style-name="Table41.A"/>
        <table:table-row table:style-name="Table41.1">
          <table:table-cell table:style-name="Table41.A1" office:value-type="string">
            <text:p text:style-name="P4"><text:span text:style-name="T2">Projeto</text:span>: Mapeamento de ambientes com o robô Bellator.</text:p>
          </table:table-cell>
        </table:table-row>
      </table:table>
      <text:p text:style-name="P7"/>
      <text:p text:style-name="Standard"><text:span text:style-name="T3">1</text:span><text:span text:style-name="T6"></text:span><text:span text:style-name="T3"> Etapa:</text:span><text:span text:style-name="T4"> </text:span><text:span text:style-name="T7">Identificação do Risco</text:span></text:p>
      <table:table table:name="Table42" table:style-name="Table42">
        <table:table-column table:style-name="Table42.A"/>
        <table:table-column table:style-name="Table42.B"/>
        <table:table-row table:style-name="Table42.1">
          <table:table-cell table:style-name="Table42.A1" office:value-type="string">
            <text:p text:style-name="P5"><text:span text:style-name="T1">Denominação do risco: </text:span><text:span text:style-name="T39">Falhas de comunicação entre os membros da equipe.</text:span></text:p>
            <text:p text:style-name="Standard"/>
          </table:table-cell>
          <table:table-cell table:style-name="Table42.B1" office:value-type="string">
            <text:p text:style-name="P1"><text:span text:style-name="T9">N</text:span><text:span text:style-name="T5"></text:span><text:span text:style-name="T9"> Identificação</text:span></text:p>
            <text:p text:style-name="P9">09</text:p>
          </table:table-cell>
        </table:table-row>
        <table:table-row table:style-name="Table42.1">
          <table:table-cell table:style-name="Table42.B1" table:number-columns-spanned="2" office:value-type="string">
            <text:p text:style-name="P4"><text:span text:style-name="T1">Descrição do risco: </text:span><text:span text:style-name="T39">Por fatores como falta de tempo, problemas pessoais ou falta de comprometimento, as informações importantes a respeito do projeto podem não ser propriamente propagadas entre todos os membros da equipe.</text:span></text:p>
            <text:p text:style-name="Standard"/>
            <text:p text:style-name="Standard"/>
          </table:table-cell>
          <table:covered-table-cell/>
        </table:table-row>
      </table:table>
      <text:p text:style-name="P7"/>
      <text:p text:style-name="Standard"><text:span text:style-name="T3">2</text:span><text:span text:style-name="T6"></text:span><text:span text:style-name="T3"> Etapa:</text:span><text:span text:style-name="T4"> </text:span><text:span text:style-name="T7">Avaliação do Risco</text:span></text:p>
      <table:table table:name="Table43" table:style-name="Table43">
        <table:table-column table:style-name="Table43.A"/>
        <table:table-row table:style-name="Table43.1">
          <table:table-cell table:style-name="Table43.A1" office:value-type="string">
            <text:p text:style-name="Standard"><text:span text:style-name="T7">Impacto</text:span><text:span text:style-name="T29">:</text:span><text:span text:style-name="T28"> <text:s text:c="27"/></text:span><text:span text:style-name="T23"></text:span><text:span text:style-name="T25"> 5 (alta) <text:s/></text:span><text:span text:style-name="T24"></text:span><text:span text:style-name="T27"> 4 (média/alta) </text:span><text:span text:style-name="T19"></text:span><text:span text:style-name="T16"> 3 (médio) </text:span><text:span text:style-name="T10"><text:s text:c="2"/></text:span><text:span text:style-name="T22"></text:span><text:span text:style-name="T10"> 2 (médio/baixo) <text:s text:c="2"/></text:span><text:span text:style-name="T22"></text:span><text:span text:style-name="T10"> 1 (baixo)</text:span></text:p>
            <text:p text:style-name="P16">Explique: <text:span text:style-name="T40">O impacto caso ocorra um problema desse tipo é médio, uma vez que o andamento do projeto pode ser prejudicado momentaneamente, mas pode ser posteriormente corrigido. Leva-se em conta também que falhas de comunicação podem acarretar desmotivação da equipe.</text:span></text:p>
            <text:p text:style-name="Standard"/>
          </table:table-cell>
        </table:table-row>
        <table:table-row table:style-name="Table43.2">
          <table:table-cell table:style-name="Table43.A1" office:value-type="string">
            <text:p text:style-name="Standard"><text:span text:style-name="T7">Probabilidade:</text:span><text:span text:style-name="T10"> <text:s text:c="20"/></text:span><text:span text:style-name="T23"></text:span><text:span text:style-name="T25"> 5 (alto) <text:s/></text:span><text:span text:style-name="T23"></text:span><text:span text:style-name="T25"> 4 (médio/alto) <text:s/></text:span><text:span text:style-name="T23"></text:span><text:span text:style-name="T25"> 3 (média)</text:span><text:span text:style-name="T26"> </text:span><text:span text:style-name="T15"><text:s text:c="2"/></text:span><text:span text:style-name="T24"></text:span><text:span text:style-name="T27"> 2 (média/baixa)</text:span><text:span text:style-name="T10"> <text:s text:c="2"/></text:span><text:span text:style-name="T19"></text:span><text:span text:style-name="T16"> 1 (baixa)</text:span></text:p>
            <text:p text:style-name="P15">Explique: A probabilidade é baixa, uma vez que há vários canais de comunicação disponíveis, e todos os membros possuem acesso à <text:span text:style-name="T38">internet</text:span>.</text:p>
            <text:p text:style-name="Standard"/>
          </table:table-cell>
        </table:table-row>
      </table:table>
      <text:p text:style-name="P7"/>
      <text:p text:style-name="Standard"><text:span text:style-name="T31">3</text:span><text:span text:style-name="T6"></text:span><text:span text:style-name="T31"> Etapa:</text:span><text:span text:style-name="T32"> </text:span><text:span text:style-name="T33">Desenvolvimento da Resposta ao Risco</text:span></text:p>
      <table:table table:name="Table44" table:style-name="Table44">
        <table:table-column table:style-name="Table44.A"/>
        <table:table-column table:style-name="Table44.B"/>
        <table:table-row table:style-name="Table44.1">
          <table:table-cell table:style-name="Table44.A1" table:number-columns-spanned="2" office:value-type="string">
            <text:h text:style-name="P29" text:outline-level="1">Ações, Responsáveis e Datas de Conclusão</text:h>
          </table:table-cell>
          <table:covered-table-cell/>
        </table:table-row>
        <table:table-row table:style-name="Table44.2">
          <table:table-cell table:style-name="Table44.A2" table:number-columns-spanned="2" office:value-type="string">
            <text:p text:style-name="P21">Estratégias e Ações para eliminar ou reduzir este risco (minimizar impacto e/ou probabilidade):</text:p>
            <text:p text:style-name="P17">Prevenir: Manter vários canais de comunicação entre os membros da equipe (por exemplo, <text:span text:style-name="T38">e-mail</text:span>, telefone, repositórios <text:span text:style-name="T38">online</text:span>, etc...) de modo a evitar falhas de comunicação.</text:p>
            <text:p text:style-name="P17"/>
            <text:p text:style-name="P17"/>
            <text:p text:style-name="P17">Mitigar: Agendar reuniões presenciais com maior freqência com todos os membros da equipe.</text:p>
            <text:p text:style-name="Standard"/>
            <text:p text:style-name="Standard"/>
            <text:p text:style-name="P19"/>
            <text:p text:style-name="P19"/>
            <text:p text:style-name="P19"/>
          </table:table-cell>
          <table:covered-table-cell/>
        </table:table-row>
        <table:table-row table:style-name="Table44.3">
          <table:table-cell table:style-name="Table44.A3" office:value-type="string">
            <text:p text:style-name="P26">Impacto reavaliado: <text:s/>3 <text:s text:c="40"/></text:p>
          </table:table-cell>
          <table:table-cell table:style-name="Table44.B3" office:value-type="string">
            <text:p text:style-name="P26">Probabilidade reavaliada: 1</text:p>
          </table:table-cell>
        </table:table-row>
      </table:table>
      <text:p text:style-name="P10"/>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8">Elaborado por: Luís, Pedro, Ricardo, Stefan e Telmo.</text:p>
          </table:table-cell>
          <table:table-cell table:style-name="Table45.A1" office:value-type="string">
            <text:p text:style-name="P8">Data: 31/01/2013</text:p>
            <text:p text:style-name="P8"/>
          </table:table-cell>
          <table:table-cell table:style-name="Table45.C1" office:value-type="string">
            <text:p text:style-name="P1"><text:span text:style-name="T21"></text:span><text:span text:style-name="T11"> </text:span><text:span text:style-name="T9">Respostas incluídas na WBS/Cronograma</text:span></text:p>
          </table:table-cell>
          <table:table-cell table:style-name="Table45.D1" office:value-type="string">
            <text:p text:style-name="P9">Registros adicionais:</text:p>
            <text:h text:style-name="P30" text:outline-level="1">Verso ou Anexos</text:h>
          </table:table-cell>
        </table:table-row>
      </table:table>
      <text:p text:style-name="Standard">Formulário sugerido por Gasnier, 2000 Editora IMAN e alterado por W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1" svg:font-family="'Arial Narrow', sans-serif"/>
    <style:font-face style:name="Lohit Hindi1" svg:font-family="'Lohit Hindi'"/>
    <style:font-face style:name="SimSun" svg:font-family="SimSun, 宋体" style:font-pitch="variable"/>
    <style:font-face style:name="Bookman Old Style" svg:font-family="'Bookman Old Style'"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quare721 Ex BT" svg:font-family="'Square721 Ex BT', 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fo:font-weight="bold" style:font-size-asian="16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style:font-name="Square721 Ex BT" fo:font-size="14pt" fo:font-weight="bold" style:font-size-asian="14pt" style:font-weight-asian="bold" style:font-name-complex="Square721 Ex B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9453in" fo:margin-right="0.5909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rmulário para Análise de Investimento</dc:title>
    <dc:subject>Guia Pratico de GP</dc:subject>
    <meta:initial-creator>Daniel Gasnier</meta:initial-creator>
    <meta:creation-date>2013-02-06T13:42:00</meta:creation-date>
    <dc:creator>Stefan </dc:creator>
    <dc:date>2013-02-06T16:05:29</dc:date>
    <meta:print-date>2003-11-02T13:41:00</meta:print-date>
    <meta:editing-cycles>10</meta:editing-cycles>
    <meta:editing-duration>PT1H15M6S</meta:editing-duration>
    <meta:generator>LibreOffice/3.5$Linux_X86_64 LibreOffice_project/350m1$Build-2</meta:generator>
    <meta:document-statistic meta:table-count="45" meta:image-count="0" meta:object-count="0" meta:page-count="9" meta:paragraph-count="224" meta:word-count="2741" meta:character-count="18536" meta:non-whitespace-character-count="15150"/>
    <meta:user-defined meta:name="Info 1"/>
    <meta:user-defined meta:name="Info 2"/>
    <meta:user-defined meta:name="Info 3"/>
    <meta:user-defined meta:name="Info 4"/>
  </office:meta>
</office:document-meta>
</file>